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0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32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33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34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36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37" style:family="table-cell" style:parent-style-name="Default" style:data-style-name="N37">
      <style:table-cell-properties fo:background-color="#36384E"/>
    </style:style>
    <style:style style:name="ce38" style:family="table-cell" style:parent-style-name="Default" style:data-style-name="N0">
      <style:table-cell-properties fo:background-color="#36384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0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5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0" style:family="table-cell" style:parent-style-name="Default" style:data-style-name="N0">
      <style:table-cell-properties style:vertical-align="automatic"/>
      <style:text-properties fo:color="#72B83F"/>
    </style:style>
    <style:style style:name="ce51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52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53" style:family="table-cell" style:parent-style-name="Default" style:data-style-name="N0"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55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56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0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61" style:family="table-cell" style:parent-style-name="Default" style:data-style-name="N40"/>
    <style:style style:name="ce62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64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65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6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6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6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6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7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7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7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7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7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8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84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8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8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8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9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6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2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0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05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0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13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e11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1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117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1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0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21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23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2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2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2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0.804333333333333cm"/>
    </style:style>
    <style:style style:name="co12" style:family="table-column">
      <style:table-column-properties fo:break-before="auto" style:column-width="7.8105cm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2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2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3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3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3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3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6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6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67" style:base-cell-address="Kalenderweergave.G21"/>
    </style:style>
    <style:style style:name="ce13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3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3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3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3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1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7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59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6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6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67" style:base-cell-address="Kalenderweergave.H9"/>
    </style:style>
    <style:style style:name="ce16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65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62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63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64">
            <text:p>Sasha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63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65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66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4">
            <text:p>25</text:p>
          </table:table-cell>
          <table:table-cell office:value-type="date" office:date-value="2016-12-26T00:00:00" table:style-name="ce135">
            <text:p>26</text:p>
          </table:table-cell>
          <table:table-cell office:value-type="date" office:date-value="2016-12-27T00:00:00" table:style-name="ce135">
            <text:p>27</text:p>
          </table:table-cell>
          <table:table-cell office:value-type="date" office:date-value="2016-12-28T00:00:00" table:style-name="ce135">
            <text:p>28</text:p>
          </table:table-cell>
          <table:table-cell office:value-type="date" office:date-value="2016-12-29T00:00:00" table:style-name="ce135">
            <text:p>29</text:p>
          </table:table-cell>
          <table:table-cell office:value-type="date" office:date-value="2016-12-30T00:00:00" table:style-name="ce135">
            <text:p>30</text:p>
          </table:table-cell>
          <table:table-cell office:value-type="date" office:date-value="2016-12-31T00:00:00" table:style-name="ce136">
            <text:p>31</text:p>
          </table:table-cell>
          <table:table-cell office:value-type="date" office:date-value="2017-01-01T00:00:00" table:style-name="ce134">
            <text:p>1</text:p>
          </table:table-cell>
          <table:table-cell office:value-type="date" office:date-value="2017-01-02T00:00:00" table:style-name="ce135">
            <text:p>2</text:p>
          </table:table-cell>
          <table:table-cell office:value-type="date" office:date-value="2017-01-03T00:00:00" table:style-name="ce135">
            <text:p>3</text:p>
          </table:table-cell>
          <table:table-cell office:value-type="date" office:date-value="2017-01-04T00:00:00" table:style-name="ce135">
            <text:p>4</text:p>
          </table:table-cell>
          <table:table-cell office:value-type="date" office:date-value="2017-01-05T00:00:00" table:style-name="ce135">
            <text:p>5</text:p>
          </table:table-cell>
          <table:table-cell office:value-type="date" office:date-value="2017-01-06T00:00:00" table:style-name="ce135">
            <text:p>6</text:p>
          </table:table-cell>
          <table:table-cell office:value-type="date" office:date-value="2017-01-07T00:00:00" table:style-name="ce136">
            <text:p>7</text:p>
          </table:table-cell>
          <table:table-cell office:value-type="date" office:date-value="2017-01-08T00:00:00" table:style-name="ce134">
            <text:p>8</text:p>
          </table:table-cell>
          <table:table-cell office:value-type="date" office:date-value="2017-01-09T00:00:00" table:style-name="ce135">
            <text:p>9</text:p>
          </table:table-cell>
          <table:table-cell office:value-type="date" office:date-value="2017-01-10T00:00:00" table:style-name="ce135">
            <text:p>10</text:p>
          </table:table-cell>
          <table:table-cell office:value-type="date" office:date-value="2017-01-11T00:00:00" table:style-name="ce135">
            <text:p>11</text:p>
          </table:table-cell>
          <table:table-cell office:value-type="date" office:date-value="2017-01-12T00:00:00" table:style-name="ce135">
            <text:p>12</text:p>
          </table:table-cell>
          <table:table-cell office:value-type="date" office:date-value="2017-01-13T00:00:00" table:style-name="ce135">
            <text:p>13</text:p>
          </table:table-cell>
          <table:table-cell office:value-type="date" office:date-value="2017-01-14T00:00:00" table:style-name="ce136">
            <text:p>14</text:p>
          </table:table-cell>
          <table:table-cell office:value-type="date" office:date-value="2017-01-15T00:00:00" table:style-name="ce134">
            <text:p>15</text:p>
          </table:table-cell>
          <table:table-cell office:value-type="date" office:date-value="2017-01-16T00:00:00" table:style-name="ce135">
            <text:p>16</text:p>
          </table:table-cell>
          <table:table-cell office:value-type="date" office:date-value="2017-01-17T00:00:00" table:style-name="ce135">
            <text:p>17</text:p>
          </table:table-cell>
          <table:table-cell office:value-type="date" office:date-value="2017-01-18T00:00:00" table:style-name="ce135">
            <text:p>18</text:p>
          </table:table-cell>
          <table:table-cell office:value-type="date" office:date-value="2017-01-19T00:00:00" table:style-name="ce135">
            <text:p>19</text:p>
          </table:table-cell>
          <table:table-cell office:value-type="date" office:date-value="2017-01-20T00:00:00" table:style-name="ce135">
            <text:p>20</text:p>
          </table:table-cell>
          <table:table-cell office:value-type="date" office:date-value="2017-01-21T00:00:00" table:style-name="ce136">
            <text:p>21</text:p>
          </table:table-cell>
          <table:table-cell office:value-type="date" office:date-value="2017-01-22T00:00:00" table:style-name="ce134">
            <text:p>22</text:p>
          </table:table-cell>
          <table:table-cell office:value-type="date" office:date-value="2017-01-23T00:00:00" table:style-name="ce135">
            <text:p>23</text:p>
          </table:table-cell>
          <table:table-cell office:value-type="date" office:date-value="2017-01-24T00:00:00" table:style-name="ce135">
            <text:p>24</text:p>
          </table:table-cell>
          <table:table-cell office:value-type="date" office:date-value="2017-01-25T00:00:00" table:style-name="ce135">
            <text:p>25</text:p>
          </table:table-cell>
          <table:table-cell office:value-type="date" office:date-value="2017-01-26T00:00:00" table:style-name="ce135">
            <text:p>26</text:p>
          </table:table-cell>
          <table:table-cell office:value-type="date" office:date-value="2017-01-27T00:00:00" table:style-name="ce135">
            <text:p>27</text:p>
          </table:table-cell>
          <table:table-cell office:value-type="date" office:date-value="2017-01-28T00:00:00" table:style-name="ce136">
            <text:p>28</text:p>
          </table:table-cell>
          <table:table-cell office:value-type="date" office:date-value="2017-01-29T00:00:00" table:style-name="ce134">
            <text:p>29</text:p>
          </table:table-cell>
          <table:table-cell office:value-type="date" office:date-value="2017-01-30T00:00:00" table:style-name="ce135">
            <text:p>30</text:p>
          </table:table-cell>
          <table:table-cell office:value-type="date" office:date-value="2017-01-31T00:00:00" table:style-name="ce135">
            <text:p>31</text:p>
          </table:table-cell>
          <table:table-cell office:value-type="date" office:date-value="2017-02-01T00:00:00" table:style-name="ce135">
            <text:p>1</text:p>
          </table:table-cell>
          <table:table-cell office:value-type="date" office:date-value="2017-02-02T00:00:00" table:style-name="ce135">
            <text:p>2</text:p>
          </table:table-cell>
          <table:table-cell office:value-type="date" office:date-value="2017-02-03T00:00:00" table:style-name="ce135">
            <text:p>3</text:p>
          </table:table-cell>
          <table:table-cell office:value-type="date" office:date-value="2017-02-04T00:00:00" table:style-name="ce137">
            <text:p>4</text:p>
          </table:table-cell>
          <table:table-cell table:number-columns-repeated="16335"/>
        </table:table-row>
        <table:table-row table:style-name="ro4">
          <table:table-cell table:style-name="ce126"/>
          <table:table-cell table:style-name="ce120"/>
          <table:table-cell office:value-type="date" office:date-value="2017-02-01T00:00:00" table:formula="of:=DATE([.$AN$5];ROWS([.$C$9:.C10]);1)" table:number-columns-spanned="5" table:number-rows-spanned="1" table:style-name="ce121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38">
            <text:p>29</text:p>
          </table:table-cell>
          <table:table-cell office:value-type="date" office:date-value="2017-01-30T00:00:00" table:style-name="ce139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39">
            <text:p>3</text:p>
          </table:table-cell>
          <table:table-cell office:value-type="date" office:date-value="2017-02-04T00:00:00" table:style-name="ce140">
            <text:p>4</text:p>
          </table:table-cell>
          <table:table-cell office:value-type="date" office:date-value="2017-02-05T00:00:00" table:style-name="ce138">
            <text:p>5</text:p>
          </table:table-cell>
          <table:table-cell office:value-type="date" office:date-value="2017-02-06T00:00:00" table:style-name="ce139">
            <text:p>6</text:p>
          </table:table-cell>
          <table:table-cell office:value-type="date" office:date-value="2017-02-07T00:00:00" table:style-name="ce139">
            <text:p>7</text:p>
          </table:table-cell>
          <table:table-cell office:value-type="date" office:date-value="2017-02-08T00:00:00" table:style-name="ce139">
            <text:p>8</text:p>
          </table:table-cell>
          <table:table-cell office:value-type="date" office:date-value="2017-02-09T00:00:00" table:style-name="ce139">
            <text:p>9</text:p>
          </table:table-cell>
          <table:table-cell office:value-type="date" office:date-value="2017-02-10T00:00:00" table:style-name="ce139">
            <text:p>10</text:p>
          </table:table-cell>
          <table:table-cell office:value-type="date" office:date-value="2017-02-11T00:00:00" table:style-name="ce140">
            <text:p>11</text:p>
          </table:table-cell>
          <table:table-cell office:value-type="date" office:date-value="2017-02-12T00:00:00" table:style-name="ce138">
            <text:p>12</text:p>
          </table:table-cell>
          <table:table-cell office:value-type="date" office:date-value="2017-02-13T00:00:00" table:style-name="ce139">
            <text:p>13</text:p>
          </table:table-cell>
          <table:table-cell office:value-type="date" office:date-value="2017-02-14T00:00:00" table:style-name="ce139">
            <text:p>14</text:p>
          </table:table-cell>
          <table:table-cell office:value-type="date" office:date-value="2017-02-15T00:00:00" table:style-name="ce139">
            <text:p>15</text:p>
          </table:table-cell>
          <table:table-cell office:value-type="date" office:date-value="2017-02-16T00:00:00" table:style-name="ce139">
            <text:p>16</text:p>
          </table:table-cell>
          <table:table-cell office:value-type="date" office:date-value="2017-02-17T00:00:00" table:style-name="ce139">
            <text:p>17</text:p>
          </table:table-cell>
          <table:table-cell office:value-type="date" office:date-value="2017-02-18T00:00:00" table:style-name="ce140">
            <text:p>18</text:p>
          </table:table-cell>
          <table:table-cell office:value-type="date" office:date-value="2017-02-19T00:00:00" table:style-name="ce138">
            <text:p>19</text:p>
          </table:table-cell>
          <table:table-cell office:value-type="date" office:date-value="2017-02-20T00:00:00" table:style-name="ce139">
            <text:p>20</text:p>
          </table:table-cell>
          <table:table-cell office:value-type="date" office:date-value="2017-02-21T00:00:00" table:style-name="ce139">
            <text:p>21</text:p>
          </table:table-cell>
          <table:table-cell office:value-type="date" office:date-value="2017-02-22T00:00:00" table:style-name="ce139">
            <text:p>22</text:p>
          </table:table-cell>
          <table:table-cell office:value-type="date" office:date-value="2017-02-23T00:00:00" table:style-name="ce139">
            <text:p>23</text:p>
          </table:table-cell>
          <table:table-cell office:value-type="date" office:date-value="2017-02-24T00:00:00" table:style-name="ce139">
            <text:p>24</text:p>
          </table:table-cell>
          <table:table-cell office:value-type="date" office:date-value="2017-02-25T00:00:00" table:style-name="ce140">
            <text:p>25</text:p>
          </table:table-cell>
          <table:table-cell office:value-type="date" office:date-value="2017-02-26T00:00:00" table:style-name="ce138">
            <text:p>26</text:p>
          </table:table-cell>
          <table:table-cell office:value-type="date" office:date-value="2017-02-27T00:00:00" table:style-name="ce139">
            <text:p>27</text:p>
          </table:table-cell>
          <table:table-cell office:value-type="date" office:date-value="2017-02-28T00:00:00" table:style-name="ce139">
            <text:p>28</text:p>
          </table:table-cell>
          <table:table-cell office:value-type="date" office:date-value="2017-03-01T00:00:00" table:style-name="ce139">
            <text:p>1</text:p>
          </table:table-cell>
          <table:table-cell office:value-type="date" office:date-value="2017-03-02T00:00:00" table:style-name="ce139">
            <text:p>2</text:p>
          </table:table-cell>
          <table:table-cell office:value-type="date" office:date-value="2017-03-03T00:00:00" table:style-name="ce139">
            <text:p>3</text:p>
          </table:table-cell>
          <table:table-cell office:value-type="date" office:date-value="2017-03-04T00:00:00" table:style-name="ce140">
            <text:p>4</text:p>
          </table:table-cell>
          <table:table-cell office:value-type="date" office:date-value="2017-03-05T00:00:00" table:style-name="ce138">
            <text:p>5</text:p>
          </table:table-cell>
          <table:table-cell office:value-type="date" office:date-value="2017-03-06T00:00:00" table:style-name="ce139">
            <text:p>6</text:p>
          </table:table-cell>
          <table:table-cell office:value-type="date" office:date-value="2017-03-07T00:00:00" table:style-name="ce139">
            <text:p>7</text:p>
          </table:table-cell>
          <table:table-cell office:value-type="date" office:date-value="2017-03-08T00:00:00" table:style-name="ce139">
            <text:p>8</text:p>
          </table:table-cell>
          <table:table-cell office:value-type="date" office:date-value="2017-03-09T00:00:00" table:style-name="ce139">
            <text:p>9</text:p>
          </table:table-cell>
          <table:table-cell office:value-type="date" office:date-value="2017-03-10T00:00:00" table:style-name="ce139">
            <text:p>10</text:p>
          </table:table-cell>
          <table:table-cell office:value-type="date" office:date-value="2017-03-11T00:00:00" table:style-name="ce141">
            <text:p>11</text:p>
          </table:table-cell>
          <table:table-cell table:number-columns-repeated="16335" table:style-name="ce126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66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4">
            <text:p>26</text:p>
          </table:table-cell>
          <table:table-cell office:value-type="date" office:date-value="2017-02-27T00:00:00" table:style-name="ce135">
            <text:p>27</text:p>
          </table:table-cell>
          <table:table-cell office:value-type="date" office:date-value="2017-02-28T00:00:00" table:style-name="ce135">
            <text:p>28</text:p>
          </table:table-cell>
          <table:table-cell office:value-type="date" office:date-value="2017-03-01T00:00:00" table:style-name="ce135">
            <text:p>1</text:p>
          </table:table-cell>
          <table:table-cell office:value-type="date" office:date-value="2017-03-02T00:00:00" table:style-name="ce135">
            <text:p>2</text:p>
          </table:table-cell>
          <table:table-cell office:value-type="date" office:date-value="2017-03-03T00:00:00" table:style-name="ce135">
            <text:p>3</text:p>
          </table:table-cell>
          <table:table-cell office:value-type="date" office:date-value="2017-03-04T00:00:00" table:style-name="ce136">
            <text:p>4</text:p>
          </table:table-cell>
          <table:table-cell office:value-type="date" office:date-value="2017-03-05T00:00:00" table:style-name="ce134">
            <text:p>5</text:p>
          </table:table-cell>
          <table:table-cell office:value-type="date" office:date-value="2017-03-06T00:00:00" table:style-name="ce135">
            <text:p>6</text:p>
          </table:table-cell>
          <table:table-cell office:value-type="date" office:date-value="2017-03-07T00:00:00" table:style-name="ce135">
            <text:p>7</text:p>
          </table:table-cell>
          <table:table-cell office:value-type="date" office:date-value="2017-03-08T00:00:00" table:style-name="ce135">
            <text:p>8</text:p>
          </table:table-cell>
          <table:table-cell office:value-type="date" office:date-value="2017-03-09T00:00:00" table:style-name="ce135">
            <text:p>9</text:p>
          </table:table-cell>
          <table:table-cell office:value-type="date" office:date-value="2017-03-10T00:00:00" table:style-name="ce135">
            <text:p>10</text:p>
          </table:table-cell>
          <table:table-cell office:value-type="date" office:date-value="2017-03-11T00:00:00" table:style-name="ce136">
            <text:p>11</text:p>
          </table:table-cell>
          <table:table-cell office:value-type="date" office:date-value="2017-03-12T00:00:00" table:style-name="ce134">
            <text:p>12</text:p>
          </table:table-cell>
          <table:table-cell office:value-type="date" office:date-value="2017-03-13T00:00:00" table:style-name="ce135">
            <text:p>13</text:p>
          </table:table-cell>
          <table:table-cell office:value-type="date" office:date-value="2017-03-14T00:00:00" table:style-name="ce135">
            <text:p>14</text:p>
          </table:table-cell>
          <table:table-cell office:value-type="date" office:date-value="2017-03-15T00:00:00" table:style-name="ce135">
            <text:p>15</text:p>
          </table:table-cell>
          <table:table-cell office:value-type="date" office:date-value="2017-03-16T00:00:00" table:style-name="ce135">
            <text:p>16</text:p>
          </table:table-cell>
          <table:table-cell office:value-type="date" office:date-value="2017-03-17T00:00:00" table:style-name="ce135">
            <text:p>17</text:p>
          </table:table-cell>
          <table:table-cell office:value-type="date" office:date-value="2017-03-18T00:00:00" table:style-name="ce136">
            <text:p>18</text:p>
          </table:table-cell>
          <table:table-cell office:value-type="date" office:date-value="2017-03-19T00:00:00" table:style-name="ce134">
            <text:p>19</text:p>
          </table:table-cell>
          <table:table-cell office:value-type="date" office:date-value="2017-03-20T00:00:00" table:style-name="ce135">
            <text:p>20</text:p>
          </table:table-cell>
          <table:table-cell office:value-type="date" office:date-value="2017-03-21T00:00:00" table:style-name="ce135">
            <text:p>21</text:p>
          </table:table-cell>
          <table:table-cell office:value-type="date" office:date-value="2017-03-22T00:00:00" table:style-name="ce135">
            <text:p>22</text:p>
          </table:table-cell>
          <table:table-cell office:value-type="date" office:date-value="2017-03-23T00:00:00" table:style-name="ce135">
            <text:p>23</text:p>
          </table:table-cell>
          <table:table-cell office:value-type="date" office:date-value="2017-03-24T00:00:00" table:style-name="ce135">
            <text:p>24</text:p>
          </table:table-cell>
          <table:table-cell office:value-type="date" office:date-value="2017-03-25T00:00:00" table:style-name="ce136">
            <text:p>25</text:p>
          </table:table-cell>
          <table:table-cell office:value-type="date" office:date-value="2017-03-26T00:00:00" table:style-name="ce134">
            <text:p>26</text:p>
          </table:table-cell>
          <table:table-cell office:value-type="date" office:date-value="2017-03-27T00:00:00" table:style-name="ce135">
            <text:p>27</text:p>
          </table:table-cell>
          <table:table-cell office:value-type="date" office:date-value="2017-03-28T00:00:00" table:style-name="ce135">
            <text:p>28</text:p>
          </table:table-cell>
          <table:table-cell office:value-type="date" office:date-value="2017-03-29T00:00:00" table:style-name="ce135">
            <text:p>29</text:p>
          </table:table-cell>
          <table:table-cell office:value-type="date" office:date-value="2017-03-30T00:00:00" table:style-name="ce135">
            <text:p>30</text:p>
          </table:table-cell>
          <table:table-cell office:value-type="date" office:date-value="2017-03-31T00:00:00" table:style-name="ce135">
            <text:p>31</text:p>
          </table:table-cell>
          <table:table-cell office:value-type="date" office:date-value="2017-04-01T00:00:00" table:style-name="ce136">
            <text:p>1</text:p>
          </table:table-cell>
          <table:table-cell office:value-type="date" office:date-value="2017-04-02T00:00:00" table:style-name="ce134">
            <text:p>2</text:p>
          </table:table-cell>
          <table:table-cell office:value-type="date" office:date-value="2017-04-03T00:00:00" table:style-name="ce135">
            <text:p>3</text:p>
          </table:table-cell>
          <table:table-cell office:value-type="date" office:date-value="2017-04-04T00:00:00" table:style-name="ce135">
            <text:p>4</text:p>
          </table:table-cell>
          <table:table-cell office:value-type="date" office:date-value="2017-04-05T00:00:00" table:style-name="ce135">
            <text:p>5</text:p>
          </table:table-cell>
          <table:table-cell office:value-type="date" office:date-value="2017-04-06T00:00:00" table:style-name="ce135">
            <text:p>6</text:p>
          </table:table-cell>
          <table:table-cell office:value-type="date" office:date-value="2017-04-07T00:00:00" table:style-name="ce135">
            <text:p>7</text:p>
          </table:table-cell>
          <table:table-cell office:value-type="date" office:date-value="2017-04-08T00:00:00" table:style-name="ce137">
            <text:p>8</text:p>
          </table:table-cell>
          <table:table-cell table:number-columns-repeated="16335"/>
        </table:table-row>
        <table:table-row table:style-name="ro4">
          <table:table-cell table:style-name="ce126"/>
          <table:table-cell table:style-name="ce120"/>
          <table:table-cell office:value-type="date" office:date-value="2017-04-01T00:00:00" table:formula="of:=DATE([.$AN$5];ROWS([.$C$9:.C12]);1)" table:number-columns-spanned="5" table:number-rows-spanned="1" table:style-name="ce121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38">
            <text:p>26</text:p>
          </table:table-cell>
          <table:table-cell office:value-type="date" office:date-value="2017-03-27T00:00:00" table:style-name="ce139">
            <text:p>27</text:p>
          </table:table-cell>
          <table:table-cell office:value-type="date" office:date-value="2017-03-28T00:00:00" table:style-name="ce139">
            <text:p>28</text:p>
          </table:table-cell>
          <table:table-cell office:value-type="date" office:date-value="2017-03-29T00:00:00" table:style-name="ce139">
            <text:p>29</text:p>
          </table:table-cell>
          <table:table-cell office:value-type="date" office:date-value="2017-03-30T00:00:00" table:style-name="ce139">
            <text:p>30</text:p>
          </table:table-cell>
          <table:table-cell office:value-type="date" office:date-value="2017-03-31T00:00:00" table:style-name="ce139">
            <text:p>31</text:p>
          </table:table-cell>
          <table:table-cell office:value-type="date" office:date-value="2017-04-01T00:00:00" table:style-name="ce140">
            <text:p>1</text:p>
          </table:table-cell>
          <table:table-cell office:value-type="date" office:date-value="2017-04-02T00:00:00" table:style-name="ce138">
            <text:p>2</text:p>
          </table:table-cell>
          <table:table-cell office:value-type="date" office:date-value="2017-04-03T00:00:00" table:style-name="ce139">
            <text:p>3</text:p>
          </table:table-cell>
          <table:table-cell office:value-type="date" office:date-value="2017-04-04T00:00:00" table:style-name="ce139">
            <text:p>4</text:p>
          </table:table-cell>
          <table:table-cell office:value-type="date" office:date-value="2017-04-05T00:00:00" table:style-name="ce139">
            <text:p>5</text:p>
          </table:table-cell>
          <table:table-cell office:value-type="date" office:date-value="2017-04-06T00:00:00" table:style-name="ce139">
            <text:p>6</text:p>
          </table:table-cell>
          <table:table-cell office:value-type="date" office:date-value="2017-04-07T00:00:00" table:style-name="ce139">
            <text:p>7</text:p>
          </table:table-cell>
          <table:table-cell office:value-type="date" office:date-value="2017-04-08T00:00:00" table:style-name="ce140">
            <text:p>8</text:p>
          </table:table-cell>
          <table:table-cell office:value-type="date" office:date-value="2017-04-09T00:00:00" table:style-name="ce138">
            <text:p>9</text:p>
          </table:table-cell>
          <table:table-cell office:value-type="date" office:date-value="2017-04-10T00:00:00" table:style-name="ce139">
            <text:p>10</text:p>
          </table:table-cell>
          <table:table-cell office:value-type="date" office:date-value="2017-04-11T00:00:00" table:style-name="ce139">
            <text:p>11</text:p>
          </table:table-cell>
          <table:table-cell office:value-type="date" office:date-value="2017-04-12T00:00:00" table:style-name="ce139">
            <text:p>12</text:p>
          </table:table-cell>
          <table:table-cell office:value-type="date" office:date-value="2017-04-13T00:00:00" table:style-name="ce139">
            <text:p>13</text:p>
          </table:table-cell>
          <table:table-cell office:value-type="date" office:date-value="2017-04-14T00:00:00" table:style-name="ce139">
            <text:p>14</text:p>
          </table:table-cell>
          <table:table-cell office:value-type="date" office:date-value="2017-04-15T00:00:00" table:style-name="ce140">
            <text:p>15</text:p>
          </table:table-cell>
          <table:table-cell office:value-type="date" office:date-value="2017-04-16T00:00:00" table:style-name="ce138">
            <text:p>16</text:p>
          </table:table-cell>
          <table:table-cell office:value-type="date" office:date-value="2017-04-17T00:00:00" table:style-name="ce139">
            <text:p>17</text:p>
          </table:table-cell>
          <table:table-cell office:value-type="date" office:date-value="2017-04-18T00:00:00" table:style-name="ce139">
            <text:p>18</text:p>
          </table:table-cell>
          <table:table-cell office:value-type="date" office:date-value="2017-04-19T00:00:00" table:style-name="ce139">
            <text:p>19</text:p>
          </table:table-cell>
          <table:table-cell office:value-type="date" office:date-value="2017-04-20T00:00:00" table:style-name="ce139">
            <text:p>20</text:p>
          </table:table-cell>
          <table:table-cell office:value-type="date" office:date-value="2017-04-21T00:00:00" table:style-name="ce139">
            <text:p>21</text:p>
          </table:table-cell>
          <table:table-cell office:value-type="date" office:date-value="2017-04-22T00:00:00" table:style-name="ce140">
            <text:p>22</text:p>
          </table:table-cell>
          <table:table-cell office:value-type="date" office:date-value="2017-04-23T00:00:00" table:style-name="ce138">
            <text:p>23</text:p>
          </table:table-cell>
          <table:table-cell office:value-type="date" office:date-value="2017-04-24T00:00:00" table:style-name="ce139">
            <text:p>24</text:p>
          </table:table-cell>
          <table:table-cell office:value-type="date" office:date-value="2017-04-25T00:00:00" table:style-name="ce139">
            <text:p>25</text:p>
          </table:table-cell>
          <table:table-cell office:value-type="date" office:date-value="2017-04-26T00:00:00" table:style-name="ce139">
            <text:p>26</text:p>
          </table:table-cell>
          <table:table-cell office:value-type="date" office:date-value="2017-04-27T00:00:00" table:style-name="ce139">
            <text:p>27</text:p>
          </table:table-cell>
          <table:table-cell office:value-type="date" office:date-value="2017-04-28T00:00:00" table:style-name="ce139">
            <text:p>28</text:p>
          </table:table-cell>
          <table:table-cell office:value-type="date" office:date-value="2017-04-29T00:00:00" table:style-name="ce140">
            <text:p>29</text:p>
          </table:table-cell>
          <table:table-cell office:value-type="date" office:date-value="2017-04-30T00:00:00" table:style-name="ce138">
            <text:p>30</text:p>
          </table:table-cell>
          <table:table-cell office:value-type="date" office:date-value="2017-05-01T00:00:00" table:style-name="ce139">
            <text:p>1</text:p>
          </table:table-cell>
          <table:table-cell office:value-type="date" office:date-value="2017-05-02T00:00:00" table:style-name="ce139">
            <text:p>2</text:p>
          </table:table-cell>
          <table:table-cell office:value-type="date" office:date-value="2017-05-03T00:00:00" table:style-name="ce139">
            <text:p>3</text:p>
          </table:table-cell>
          <table:table-cell office:value-type="date" office:date-value="2017-05-04T00:00:00" table:style-name="ce139">
            <text:p>4</text:p>
          </table:table-cell>
          <table:table-cell office:value-type="date" office:date-value="2017-05-05T00:00:00" table:style-name="ce139">
            <text:p>5</text:p>
          </table:table-cell>
          <table:table-cell office:value-type="date" office:date-value="2017-05-06T00:00:00" table:style-name="ce141">
            <text:p>6</text:p>
          </table:table-cell>
          <table:table-cell table:number-columns-repeated="16335" table:style-name="ce126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66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4">
            <text:p>30</text:p>
          </table:table-cell>
          <table:table-cell office:value-type="date" office:date-value="2017-05-01T00:00:00" table:style-name="ce135">
            <text:p>1</text:p>
          </table:table-cell>
          <table:table-cell office:value-type="date" office:date-value="2017-05-02T00:00:00" table:style-name="ce135">
            <text:p>2</text:p>
          </table:table-cell>
          <table:table-cell office:value-type="date" office:date-value="2017-05-03T00:00:00" table:style-name="ce135">
            <text:p>3</text:p>
          </table:table-cell>
          <table:table-cell office:value-type="date" office:date-value="2017-05-04T00:00:00" table:style-name="ce135">
            <text:p>4</text:p>
          </table:table-cell>
          <table:table-cell office:value-type="date" office:date-value="2017-05-05T00:00:00" table:style-name="ce135">
            <text:p>5</text:p>
          </table:table-cell>
          <table:table-cell office:value-type="date" office:date-value="2017-05-06T00:00:00" table:style-name="ce136">
            <text:p>6</text:p>
          </table:table-cell>
          <table:table-cell office:value-type="date" office:date-value="2017-05-07T00:00:00" table:style-name="ce134">
            <text:p>7</text:p>
          </table:table-cell>
          <table:table-cell office:value-type="date" office:date-value="2017-05-08T00:00:00" table:style-name="ce135">
            <text:p>8</text:p>
          </table:table-cell>
          <table:table-cell office:value-type="date" office:date-value="2017-05-09T00:00:00" table:style-name="ce135">
            <text:p>9</text:p>
          </table:table-cell>
          <table:table-cell office:value-type="date" office:date-value="2017-05-10T00:00:00" table:style-name="ce135">
            <text:p>10</text:p>
          </table:table-cell>
          <table:table-cell office:value-type="date" office:date-value="2017-05-11T00:00:00" table:style-name="ce135">
            <text:p>11</text:p>
          </table:table-cell>
          <table:table-cell office:value-type="date" office:date-value="2017-05-12T00:00:00" table:style-name="ce135">
            <text:p>12</text:p>
          </table:table-cell>
          <table:table-cell office:value-type="date" office:date-value="2017-05-13T00:00:00" table:style-name="ce136">
            <text:p>13</text:p>
          </table:table-cell>
          <table:table-cell office:value-type="date" office:date-value="2017-05-14T00:00:00" table:style-name="ce134">
            <text:p>14</text:p>
          </table:table-cell>
          <table:table-cell office:value-type="date" office:date-value="2017-05-15T00:00:00" table:style-name="ce135">
            <text:p>15</text:p>
          </table:table-cell>
          <table:table-cell office:value-type="date" office:date-value="2017-05-16T00:00:00" table:style-name="ce135">
            <text:p>16</text:p>
          </table:table-cell>
          <table:table-cell office:value-type="date" office:date-value="2017-05-17T00:00:00" table:style-name="ce135">
            <text:p>17</text:p>
          </table:table-cell>
          <table:table-cell office:value-type="date" office:date-value="2017-05-18T00:00:00" table:style-name="ce135">
            <text:p>18</text:p>
          </table:table-cell>
          <table:table-cell office:value-type="date" office:date-value="2017-05-19T00:00:00" table:style-name="ce135">
            <text:p>19</text:p>
          </table:table-cell>
          <table:table-cell office:value-type="date" office:date-value="2017-05-20T00:00:00" table:style-name="ce136">
            <text:p>20</text:p>
          </table:table-cell>
          <table:table-cell office:value-type="date" office:date-value="2017-05-21T00:00:00" table:style-name="ce134">
            <text:p>21</text:p>
          </table:table-cell>
          <table:table-cell office:value-type="date" office:date-value="2017-05-22T00:00:00" table:style-name="ce135">
            <text:p>22</text:p>
          </table:table-cell>
          <table:table-cell office:value-type="date" office:date-value="2017-05-23T00:00:00" table:style-name="ce135">
            <text:p>23</text:p>
          </table:table-cell>
          <table:table-cell office:value-type="date" office:date-value="2017-05-24T00:00:00" table:style-name="ce135">
            <text:p>24</text:p>
          </table:table-cell>
          <table:table-cell office:value-type="date" office:date-value="2017-05-25T00:00:00" table:style-name="ce135">
            <text:p>25</text:p>
          </table:table-cell>
          <table:table-cell office:value-type="date" office:date-value="2017-05-26T00:00:00" table:style-name="ce135">
            <text:p>26</text:p>
          </table:table-cell>
          <table:table-cell office:value-type="date" office:date-value="2017-05-27T00:00:00" table:style-name="ce136">
            <text:p>27</text:p>
          </table:table-cell>
          <table:table-cell office:value-type="date" office:date-value="2017-05-28T00:00:00" table:style-name="ce134">
            <text:p>28</text:p>
          </table:table-cell>
          <table:table-cell office:value-type="date" office:date-value="2017-05-29T00:00:00" table:style-name="ce135">
            <text:p>29</text:p>
          </table:table-cell>
          <table:table-cell office:value-type="date" office:date-value="2017-05-30T00:00:00" table:style-name="ce135">
            <text:p>30</text:p>
          </table:table-cell>
          <table:table-cell office:value-type="date" office:date-value="2017-05-31T00:00:00" table:style-name="ce135">
            <text:p>31</text:p>
          </table:table-cell>
          <table:table-cell office:value-type="date" office:date-value="2017-06-01T00:00:00" table:style-name="ce135">
            <text:p>1</text:p>
          </table:table-cell>
          <table:table-cell office:value-type="date" office:date-value="2017-06-02T00:00:00" table:style-name="ce135">
            <text:p>2</text:p>
          </table:table-cell>
          <table:table-cell office:value-type="date" office:date-value="2017-06-03T00:00:00" table:style-name="ce136">
            <text:p>3</text:p>
          </table:table-cell>
          <table:table-cell office:value-type="date" office:date-value="2017-06-04T00:00:00" table:style-name="ce134">
            <text:p>4</text:p>
          </table:table-cell>
          <table:table-cell office:value-type="date" office:date-value="2017-06-05T00:00:00" table:style-name="ce135">
            <text:p>5</text:p>
          </table:table-cell>
          <table:table-cell office:value-type="date" office:date-value="2017-06-06T00:00:00" table:style-name="ce135">
            <text:p>6</text:p>
          </table:table-cell>
          <table:table-cell office:value-type="date" office:date-value="2017-06-07T00:00:00" table:style-name="ce135">
            <text:p>7</text:p>
          </table:table-cell>
          <table:table-cell office:value-type="date" office:date-value="2017-06-08T00:00:00" table:style-name="ce135">
            <text:p>8</text:p>
          </table:table-cell>
          <table:table-cell office:value-type="date" office:date-value="2017-06-09T00:00:00" table:style-name="ce135">
            <text:p>9</text:p>
          </table:table-cell>
          <table:table-cell office:value-type="date" office:date-value="2017-06-10T00:00:00" table:style-name="ce137">
            <text:p>10</text:p>
          </table:table-cell>
          <table:table-cell table:number-columns-repeated="16335"/>
        </table:table-row>
        <table:table-row table:style-name="ro4">
          <table:table-cell table:style-name="ce126"/>
          <table:table-cell table:style-name="ce120"/>
          <table:table-cell office:value-type="date" office:date-value="2017-06-01T00:00:00" table:formula="of:=DATE([.$AN$5];ROWS([.$C$9:.C14]);1)" table:number-columns-spanned="5" table:number-rows-spanned="1" table:style-name="ce121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38">
            <text:p>28</text:p>
          </table:table-cell>
          <table:table-cell office:value-type="date" office:date-value="2017-05-29T00:00:00" table:style-name="ce139">
            <text:p>29</text:p>
          </table:table-cell>
          <table:table-cell office:value-type="date" office:date-value="2017-05-30T00:00:00" table:style-name="ce139">
            <text:p>30</text:p>
          </table:table-cell>
          <table:table-cell office:value-type="date" office:date-value="2017-05-31T00:00:00" table:style-name="ce139">
            <text:p>31</text:p>
          </table:table-cell>
          <table:table-cell office:value-type="date" office:date-value="2017-06-01T00:00:00" table:style-name="ce139">
            <text:p>1</text:p>
          </table:table-cell>
          <table:table-cell office:value-type="date" office:date-value="2017-06-02T00:00:00" table:style-name="ce139">
            <text:p>2</text:p>
          </table:table-cell>
          <table:table-cell office:value-type="date" office:date-value="2017-06-03T00:00:00" table:style-name="ce140">
            <text:p>3</text:p>
          </table:table-cell>
          <table:table-cell office:value-type="date" office:date-value="2017-06-04T00:00:00" table:style-name="ce138">
            <text:p>4</text:p>
          </table:table-cell>
          <table:table-cell office:value-type="date" office:date-value="2017-06-05T00:00:00" table:style-name="ce139">
            <text:p>5</text:p>
          </table:table-cell>
          <table:table-cell office:value-type="date" office:date-value="2017-06-06T00:00:00" table:style-name="ce139">
            <text:p>6</text:p>
          </table:table-cell>
          <table:table-cell office:value-type="date" office:date-value="2017-06-07T00:00:00" table:style-name="ce139">
            <text:p>7</text:p>
          </table:table-cell>
          <table:table-cell office:value-type="date" office:date-value="2017-06-08T00:00:00" table:style-name="ce139">
            <text:p>8</text:p>
          </table:table-cell>
          <table:table-cell office:value-type="date" office:date-value="2017-06-09T00:00:00" table:style-name="ce139">
            <text:p>9</text:p>
          </table:table-cell>
          <table:table-cell office:value-type="date" office:date-value="2017-06-10T00:00:00" table:style-name="ce140">
            <text:p>10</text:p>
          </table:table-cell>
          <table:table-cell office:value-type="date" office:date-value="2017-06-11T00:00:00" table:style-name="ce138">
            <text:p>11</text:p>
          </table:table-cell>
          <table:table-cell office:value-type="date" office:date-value="2017-06-12T00:00:00" table:style-name="ce139">
            <text:p>12</text:p>
          </table:table-cell>
          <table:table-cell office:value-type="date" office:date-value="2017-06-13T00:00:00" table:style-name="ce139">
            <text:p>13</text:p>
          </table:table-cell>
          <table:table-cell office:value-type="date" office:date-value="2017-06-14T00:00:00" table:style-name="ce139">
            <text:p>14</text:p>
          </table:table-cell>
          <table:table-cell office:value-type="date" office:date-value="2017-06-15T00:00:00" table:style-name="ce139">
            <text:p>15</text:p>
          </table:table-cell>
          <table:table-cell office:value-type="date" office:date-value="2017-06-16T00:00:00" table:style-name="ce139">
            <text:p>16</text:p>
          </table:table-cell>
          <table:table-cell office:value-type="date" office:date-value="2017-06-17T00:00:00" table:style-name="ce140">
            <text:p>17</text:p>
          </table:table-cell>
          <table:table-cell office:value-type="date" office:date-value="2017-06-18T00:00:00" table:style-name="ce138">
            <text:p>18</text:p>
          </table:table-cell>
          <table:table-cell office:value-type="date" office:date-value="2017-06-19T00:00:00" table:style-name="ce139">
            <text:p>19</text:p>
          </table:table-cell>
          <table:table-cell office:value-type="date" office:date-value="2017-06-20T00:00:00" table:style-name="ce139">
            <text:p>20</text:p>
          </table:table-cell>
          <table:table-cell office:value-type="date" office:date-value="2017-06-21T00:00:00" table:style-name="ce139">
            <text:p>21</text:p>
          </table:table-cell>
          <table:table-cell office:value-type="date" office:date-value="2017-06-22T00:00:00" table:style-name="ce139">
            <text:p>22</text:p>
          </table:table-cell>
          <table:table-cell office:value-type="date" office:date-value="2017-06-23T00:00:00" table:style-name="ce139">
            <text:p>23</text:p>
          </table:table-cell>
          <table:table-cell office:value-type="date" office:date-value="2017-06-24T00:00:00" table:style-name="ce140">
            <text:p>24</text:p>
          </table:table-cell>
          <table:table-cell office:value-type="date" office:date-value="2017-06-25T00:00:00" table:style-name="ce138">
            <text:p>25</text:p>
          </table:table-cell>
          <table:table-cell office:value-type="date" office:date-value="2017-06-26T00:00:00" table:style-name="ce139">
            <text:p>26</text:p>
          </table:table-cell>
          <table:table-cell office:value-type="date" office:date-value="2017-06-27T00:00:00" table:style-name="ce139">
            <text:p>27</text:p>
          </table:table-cell>
          <table:table-cell office:value-type="date" office:date-value="2017-06-28T00:00:00" table:style-name="ce139">
            <text:p>28</text:p>
          </table:table-cell>
          <table:table-cell office:value-type="date" office:date-value="2017-06-29T00:00:00" table:style-name="ce139">
            <text:p>29</text:p>
          </table:table-cell>
          <table:table-cell office:value-type="date" office:date-value="2017-06-30T00:00:00" table:style-name="ce139">
            <text:p>30</text:p>
          </table:table-cell>
          <table:table-cell office:value-type="date" office:date-value="2017-07-01T00:00:00" table:style-name="ce140">
            <text:p>1</text:p>
          </table:table-cell>
          <table:table-cell office:value-type="date" office:date-value="2017-07-02T00:00:00" table:style-name="ce138">
            <text:p>2</text:p>
          </table:table-cell>
          <table:table-cell office:value-type="date" office:date-value="2017-07-03T00:00:00" table:style-name="ce139">
            <text:p>3</text:p>
          </table:table-cell>
          <table:table-cell office:value-type="date" office:date-value="2017-07-04T00:00:00" table:style-name="ce139">
            <text:p>4</text:p>
          </table:table-cell>
          <table:table-cell office:value-type="date" office:date-value="2017-07-05T00:00:00" table:style-name="ce139">
            <text:p>5</text:p>
          </table:table-cell>
          <table:table-cell office:value-type="date" office:date-value="2017-07-06T00:00:00" table:style-name="ce139">
            <text:p>6</text:p>
          </table:table-cell>
          <table:table-cell office:value-type="date" office:date-value="2017-07-07T00:00:00" table:style-name="ce139">
            <text:p>7</text:p>
          </table:table-cell>
          <table:table-cell office:value-type="date" office:date-value="2017-07-08T00:00:00" table:style-name="ce141">
            <text:p>8</text:p>
          </table:table-cell>
          <table:table-cell table:number-columns-repeated="16335" table:style-name="ce126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66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4">
            <text:p>25</text:p>
          </table:table-cell>
          <table:table-cell office:value-type="date" office:date-value="2017-06-26T00:00:00" table:style-name="ce135">
            <text:p>26</text:p>
          </table:table-cell>
          <table:table-cell office:value-type="date" office:date-value="2017-06-27T00:00:00" table:style-name="ce135">
            <text:p>27</text:p>
          </table:table-cell>
          <table:table-cell office:value-type="date" office:date-value="2017-06-28T00:00:00" table:style-name="ce135">
            <text:p>28</text:p>
          </table:table-cell>
          <table:table-cell office:value-type="date" office:date-value="2017-06-29T00:00:00" table:style-name="ce135">
            <text:p>29</text:p>
          </table:table-cell>
          <table:table-cell office:value-type="date" office:date-value="2017-06-30T00:00:00" table:style-name="ce135">
            <text:p>30</text:p>
          </table:table-cell>
          <table:table-cell office:value-type="date" office:date-value="2017-07-01T00:00:00" table:style-name="ce136">
            <text:p>1</text:p>
          </table:table-cell>
          <table:table-cell office:value-type="date" office:date-value="2017-07-02T00:00:00" table:style-name="ce134">
            <text:p>2</text:p>
          </table:table-cell>
          <table:table-cell office:value-type="date" office:date-value="2017-07-03T00:00:00" table:style-name="ce135">
            <text:p>3</text:p>
          </table:table-cell>
          <table:table-cell office:value-type="date" office:date-value="2017-07-04T00:00:00" table:style-name="ce135">
            <text:p>4</text:p>
          </table:table-cell>
          <table:table-cell office:value-type="date" office:date-value="2017-07-05T00:00:00" table:style-name="ce135">
            <text:p>5</text:p>
          </table:table-cell>
          <table:table-cell office:value-type="date" office:date-value="2017-07-06T00:00:00" table:style-name="ce135">
            <text:p>6</text:p>
          </table:table-cell>
          <table:table-cell office:value-type="date" office:date-value="2017-07-07T00:00:00" table:style-name="ce135">
            <text:p>7</text:p>
          </table:table-cell>
          <table:table-cell office:value-type="date" office:date-value="2017-07-08T00:00:00" table:style-name="ce136">
            <text:p>8</text:p>
          </table:table-cell>
          <table:table-cell office:value-type="date" office:date-value="2017-07-09T00:00:00" table:style-name="ce134">
            <text:p>9</text:p>
          </table:table-cell>
          <table:table-cell office:value-type="date" office:date-value="2017-07-10T00:00:00" table:style-name="ce135">
            <text:p>10</text:p>
          </table:table-cell>
          <table:table-cell office:value-type="date" office:date-value="2017-07-11T00:00:00" table:style-name="ce135">
            <text:p>11</text:p>
          </table:table-cell>
          <table:table-cell office:value-type="date" office:date-value="2017-07-12T00:00:00" table:style-name="ce135">
            <text:p>12</text:p>
          </table:table-cell>
          <table:table-cell office:value-type="date" office:date-value="2017-07-13T00:00:00" table:style-name="ce135">
            <text:p>13</text:p>
          </table:table-cell>
          <table:table-cell office:value-type="date" office:date-value="2017-07-14T00:00:00" table:style-name="ce135">
            <text:p>14</text:p>
          </table:table-cell>
          <table:table-cell office:value-type="date" office:date-value="2017-07-15T00:00:00" table:style-name="ce136">
            <text:p>15</text:p>
          </table:table-cell>
          <table:table-cell office:value-type="date" office:date-value="2017-07-16T00:00:00" table:style-name="ce134">
            <text:p>16</text:p>
          </table:table-cell>
          <table:table-cell office:value-type="date" office:date-value="2017-07-17T00:00:00" table:style-name="ce135">
            <text:p>17</text:p>
          </table:table-cell>
          <table:table-cell office:value-type="date" office:date-value="2017-07-18T00:00:00" table:style-name="ce135">
            <text:p>18</text:p>
          </table:table-cell>
          <table:table-cell office:value-type="date" office:date-value="2017-07-19T00:00:00" table:style-name="ce135">
            <text:p>19</text:p>
          </table:table-cell>
          <table:table-cell office:value-type="date" office:date-value="2017-07-20T00:00:00" table:style-name="ce135">
            <text:p>20</text:p>
          </table:table-cell>
          <table:table-cell office:value-type="date" office:date-value="2017-07-21T00:00:00" table:style-name="ce135">
            <text:p>21</text:p>
          </table:table-cell>
          <table:table-cell office:value-type="date" office:date-value="2017-07-22T00:00:00" table:style-name="ce136">
            <text:p>22</text:p>
          </table:table-cell>
          <table:table-cell office:value-type="date" office:date-value="2017-07-23T00:00:00" table:style-name="ce134">
            <text:p>23</text:p>
          </table:table-cell>
          <table:table-cell office:value-type="date" office:date-value="2017-07-24T00:00:00" table:style-name="ce135">
            <text:p>24</text:p>
          </table:table-cell>
          <table:table-cell office:value-type="date" office:date-value="2017-07-25T00:00:00" table:style-name="ce135">
            <text:p>25</text:p>
          </table:table-cell>
          <table:table-cell office:value-type="date" office:date-value="2017-07-26T00:00:00" table:style-name="ce135">
            <text:p>26</text:p>
          </table:table-cell>
          <table:table-cell office:value-type="date" office:date-value="2017-07-27T00:00:00" table:style-name="ce135">
            <text:p>27</text:p>
          </table:table-cell>
          <table:table-cell office:value-type="date" office:date-value="2017-07-28T00:00:00" table:style-name="ce135">
            <text:p>28</text:p>
          </table:table-cell>
          <table:table-cell office:value-type="date" office:date-value="2017-07-29T00:00:00" table:style-name="ce136">
            <text:p>29</text:p>
          </table:table-cell>
          <table:table-cell office:value-type="date" office:date-value="2017-07-30T00:00:00" table:style-name="ce134">
            <text:p>30</text:p>
          </table:table-cell>
          <table:table-cell office:value-type="date" office:date-value="2017-07-31T00:00:00" table:style-name="ce135">
            <text:p>31</text:p>
          </table:table-cell>
          <table:table-cell office:value-type="date" office:date-value="2017-08-01T00:00:00" table:style-name="ce135">
            <text:p>1</text:p>
          </table:table-cell>
          <table:table-cell office:value-type="date" office:date-value="2017-08-02T00:00:00" table:style-name="ce135">
            <text:p>2</text:p>
          </table:table-cell>
          <table:table-cell office:value-type="date" office:date-value="2017-08-03T00:00:00" table:style-name="ce135">
            <text:p>3</text:p>
          </table:table-cell>
          <table:table-cell office:value-type="date" office:date-value="2017-08-04T00:00:00" table:style-name="ce135">
            <text:p>4</text:p>
          </table:table-cell>
          <table:table-cell office:value-type="date" office:date-value="2017-08-05T00:00:00" table:style-name="ce137">
            <text:p>5</text:p>
          </table:table-cell>
          <table:table-cell table:number-columns-repeated="16335"/>
        </table:table-row>
        <table:table-row table:style-name="ro4">
          <table:table-cell table:style-name="ce126"/>
          <table:table-cell table:style-name="ce120"/>
          <table:table-cell office:value-type="date" office:date-value="2017-08-01T00:00:00" table:formula="of:=DATE([.$AN$5];ROWS([.$C$9:.C16]);1)" table:number-columns-spanned="5" table:number-rows-spanned="1" table:style-name="ce121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38">
            <text:p>30</text:p>
          </table:table-cell>
          <table:table-cell office:value-type="date" office:date-value="2017-07-31T00:00:00" table:style-name="ce139">
            <text:p>31</text:p>
          </table:table-cell>
          <table:table-cell office:value-type="date" office:date-value="2017-08-01T00:00:00" table:style-name="ce139">
            <text:p>1</text:p>
          </table:table-cell>
          <table:table-cell office:value-type="date" office:date-value="2017-08-02T00:00:00" table:style-name="ce139">
            <text:p>2</text:p>
          </table:table-cell>
          <table:table-cell office:value-type="date" office:date-value="2017-08-03T00:00:00" table:style-name="ce139">
            <text:p>3</text:p>
          </table:table-cell>
          <table:table-cell office:value-type="date" office:date-value="2017-08-04T00:00:00" table:style-name="ce139">
            <text:p>4</text:p>
          </table:table-cell>
          <table:table-cell office:value-type="date" office:date-value="2017-08-05T00:00:00" table:style-name="ce140">
            <text:p>5</text:p>
          </table:table-cell>
          <table:table-cell office:value-type="date" office:date-value="2017-08-06T00:00:00" table:style-name="ce138">
            <text:p>6</text:p>
          </table:table-cell>
          <table:table-cell office:value-type="date" office:date-value="2017-08-07T00:00:00" table:style-name="ce139">
            <text:p>7</text:p>
          </table:table-cell>
          <table:table-cell office:value-type="date" office:date-value="2017-08-08T00:00:00" table:style-name="ce139">
            <text:p>8</text:p>
          </table:table-cell>
          <table:table-cell office:value-type="date" office:date-value="2017-08-09T00:00:00" table:style-name="ce139">
            <text:p>9</text:p>
          </table:table-cell>
          <table:table-cell office:value-type="date" office:date-value="2017-08-10T00:00:00" table:style-name="ce139">
            <text:p>10</text:p>
          </table:table-cell>
          <table:table-cell office:value-type="date" office:date-value="2017-08-11T00:00:00" table:style-name="ce139">
            <text:p>11</text:p>
          </table:table-cell>
          <table:table-cell office:value-type="date" office:date-value="2017-08-12T00:00:00" table:style-name="ce140">
            <text:p>12</text:p>
          </table:table-cell>
          <table:table-cell office:value-type="date" office:date-value="2017-08-13T00:00:00" table:style-name="ce138">
            <text:p>13</text:p>
          </table:table-cell>
          <table:table-cell office:value-type="date" office:date-value="2017-08-14T00:00:00" table:style-name="ce139">
            <text:p>14</text:p>
          </table:table-cell>
          <table:table-cell office:value-type="date" office:date-value="2017-08-15T00:00:00" table:style-name="ce139">
            <text:p>15</text:p>
          </table:table-cell>
          <table:table-cell office:value-type="date" office:date-value="2017-08-16T00:00:00" table:style-name="ce139">
            <text:p>16</text:p>
          </table:table-cell>
          <table:table-cell office:value-type="date" office:date-value="2017-08-17T00:00:00" table:style-name="ce139">
            <text:p>17</text:p>
          </table:table-cell>
          <table:table-cell office:value-type="date" office:date-value="2017-08-18T00:00:00" table:style-name="ce139">
            <text:p>18</text:p>
          </table:table-cell>
          <table:table-cell office:value-type="date" office:date-value="2017-08-19T00:00:00" table:style-name="ce140">
            <text:p>19</text:p>
          </table:table-cell>
          <table:table-cell office:value-type="date" office:date-value="2017-08-20T00:00:00" table:style-name="ce138">
            <text:p>20</text:p>
          </table:table-cell>
          <table:table-cell office:value-type="date" office:date-value="2017-08-21T00:00:00" table:style-name="ce139">
            <text:p>21</text:p>
          </table:table-cell>
          <table:table-cell office:value-type="date" office:date-value="2017-08-22T00:00:00" table:style-name="ce139">
            <text:p>22</text:p>
          </table:table-cell>
          <table:table-cell office:value-type="date" office:date-value="2017-08-23T00:00:00" table:style-name="ce139">
            <text:p>23</text:p>
          </table:table-cell>
          <table:table-cell office:value-type="date" office:date-value="2017-08-24T00:00:00" table:style-name="ce139">
            <text:p>24</text:p>
          </table:table-cell>
          <table:table-cell office:value-type="date" office:date-value="2017-08-25T00:00:00" table:style-name="ce139">
            <text:p>25</text:p>
          </table:table-cell>
          <table:table-cell office:value-type="date" office:date-value="2017-08-26T00:00:00" table:style-name="ce140">
            <text:p>26</text:p>
          </table:table-cell>
          <table:table-cell office:value-type="date" office:date-value="2017-08-27T00:00:00" table:style-name="ce138">
            <text:p>27</text:p>
          </table:table-cell>
          <table:table-cell office:value-type="date" office:date-value="2017-08-28T00:00:00" table:style-name="ce139">
            <text:p>28</text:p>
          </table:table-cell>
          <table:table-cell office:value-type="date" office:date-value="2017-08-29T00:00:00" table:style-name="ce139">
            <text:p>29</text:p>
          </table:table-cell>
          <table:table-cell office:value-type="date" office:date-value="2017-08-30T00:00:00" table:style-name="ce139">
            <text:p>30</text:p>
          </table:table-cell>
          <table:table-cell office:value-type="date" office:date-value="2017-08-31T00:00:00" table:style-name="ce139">
            <text:p>31</text:p>
          </table:table-cell>
          <table:table-cell office:value-type="date" office:date-value="2017-09-01T00:00:00" table:style-name="ce139">
            <text:p>1</text:p>
          </table:table-cell>
          <table:table-cell office:value-type="date" office:date-value="2017-09-02T00:00:00" table:style-name="ce140">
            <text:p>2</text:p>
          </table:table-cell>
          <table:table-cell office:value-type="date" office:date-value="2017-09-03T00:00:00" table:style-name="ce138">
            <text:p>3</text:p>
          </table:table-cell>
          <table:table-cell office:value-type="date" office:date-value="2017-09-04T00:00:00" table:style-name="ce139">
            <text:p>4</text:p>
          </table:table-cell>
          <table:table-cell office:value-type="date" office:date-value="2017-09-05T00:00:00" table:style-name="ce139">
            <text:p>5</text:p>
          </table:table-cell>
          <table:table-cell office:value-type="date" office:date-value="2017-09-06T00:00:00" table:style-name="ce139">
            <text:p>6</text:p>
          </table:table-cell>
          <table:table-cell office:value-type="date" office:date-value="2017-09-07T00:00:00" table:style-name="ce139">
            <text:p>7</text:p>
          </table:table-cell>
          <table:table-cell office:value-type="date" office:date-value="2017-09-08T00:00:00" table:style-name="ce139">
            <text:p>8</text:p>
          </table:table-cell>
          <table:table-cell office:value-type="date" office:date-value="2017-09-09T00:00:00" table:style-name="ce141">
            <text:p>9</text:p>
          </table:table-cell>
          <table:table-cell table:number-columns-repeated="16335" table:style-name="ce126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66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2">
            <text:p>27</text:p>
          </table:table-cell>
          <table:table-cell office:value-type="date" office:date-value="2017-08-28T00:00:00" table:style-name="ce143">
            <text:p>28</text:p>
          </table:table-cell>
          <table:table-cell office:value-type="date" office:date-value="2017-08-29T00:00:00" table:style-name="ce143">
            <text:p>29</text:p>
          </table:table-cell>
          <table:table-cell office:value-type="date" office:date-value="2017-08-30T00:00:00" table:style-name="ce143">
            <text:p>30</text:p>
          </table:table-cell>
          <table:table-cell office:value-type="date" office:date-value="2017-08-31T00:00:00" table:style-name="ce143">
            <text:p>31</text:p>
          </table:table-cell>
          <table:table-cell office:value-type="date" office:date-value="2017-09-01T00:00:00" table:style-name="ce143">
            <text:p>1</text:p>
          </table:table-cell>
          <table:table-cell office:value-type="date" office:date-value="2017-09-02T00:00:00" table:style-name="ce144">
            <text:p>2</text:p>
          </table:table-cell>
          <table:table-cell office:value-type="date" office:date-value="2017-09-03T00:00:00" table:style-name="ce142">
            <text:p>3</text:p>
          </table:table-cell>
          <table:table-cell office:value-type="date" office:date-value="2017-09-04T00:00:00" table:style-name="ce143">
            <text:p>4</text:p>
          </table:table-cell>
          <table:table-cell office:value-type="date" office:date-value="2017-09-05T00:00:00" table:style-name="ce143">
            <text:p>5</text:p>
          </table:table-cell>
          <table:table-cell office:value-type="date" office:date-value="2017-09-06T00:00:00" table:style-name="ce143">
            <text:p>6</text:p>
          </table:table-cell>
          <table:table-cell office:value-type="date" office:date-value="2017-09-07T00:00:00" table:style-name="ce143">
            <text:p>7</text:p>
          </table:table-cell>
          <table:table-cell office:value-type="date" office:date-value="2017-09-08T00:00:00" table:style-name="ce143">
            <text:p>8</text:p>
          </table:table-cell>
          <table:table-cell office:value-type="date" office:date-value="2017-09-09T00:00:00" table:style-name="ce145">
            <text:p>9</text:p>
          </table:table-cell>
          <table:table-cell office:value-type="date" office:date-value="2017-09-10T00:00:00" table:style-name="ce146">
            <text:p>10</text:p>
          </table:table-cell>
          <table:table-cell office:value-type="date" office:date-value="2017-09-11T00:00:00" table:style-name="ce143">
            <text:p>11</text:p>
          </table:table-cell>
          <table:table-cell office:value-type="date" office:date-value="2017-09-12T00:00:00" table:style-name="ce143">
            <text:p>12</text:p>
          </table:table-cell>
          <table:table-cell office:value-type="date" office:date-value="2017-09-13T00:00:00" table:style-name="ce143">
            <text:p>13</text:p>
          </table:table-cell>
          <table:table-cell office:value-type="date" office:date-value="2017-09-14T00:00:00" table:style-name="ce143">
            <text:p>14</text:p>
          </table:table-cell>
          <table:table-cell office:value-type="date" office:date-value="2017-09-15T00:00:00" table:style-name="ce143">
            <text:p>15</text:p>
          </table:table-cell>
          <table:table-cell office:value-type="date" office:date-value="2017-09-16T00:00:00" table:style-name="ce144">
            <text:p>16</text:p>
          </table:table-cell>
          <table:table-cell office:value-type="date" office:date-value="2017-09-17T00:00:00" table:style-name="ce142">
            <text:p>17</text:p>
          </table:table-cell>
          <table:table-cell office:value-type="date" office:date-value="2017-09-18T00:00:00" table:style-name="ce143">
            <text:p>18</text:p>
          </table:table-cell>
          <table:table-cell office:value-type="date" office:date-value="2017-09-19T00:00:00" table:style-name="ce143">
            <text:p>19</text:p>
          </table:table-cell>
          <table:table-cell office:value-type="date" office:date-value="2017-09-20T00:00:00" table:style-name="ce143">
            <text:p>20</text:p>
          </table:table-cell>
          <table:table-cell office:value-type="date" office:date-value="2017-09-21T00:00:00" table:style-name="ce143">
            <text:p>21</text:p>
          </table:table-cell>
          <table:table-cell office:value-type="date" office:date-value="2017-09-22T00:00:00" table:style-name="ce143">
            <text:p>22</text:p>
          </table:table-cell>
          <table:table-cell office:value-type="date" office:date-value="2017-09-23T00:00:00" table:style-name="ce144">
            <text:p>23</text:p>
          </table:table-cell>
          <table:table-cell office:value-type="date" office:date-value="2017-09-24T00:00:00" table:style-name="ce142">
            <text:p>24</text:p>
          </table:table-cell>
          <table:table-cell office:value-type="date" office:date-value="2017-09-25T00:00:00" table:style-name="ce143">
            <text:p>25</text:p>
          </table:table-cell>
          <table:table-cell office:value-type="date" office:date-value="2017-09-26T00:00:00" table:style-name="ce143">
            <text:p>26</text:p>
          </table:table-cell>
          <table:table-cell office:value-type="date" office:date-value="2017-09-27T00:00:00" table:style-name="ce143">
            <text:p>27</text:p>
          </table:table-cell>
          <table:table-cell office:value-type="date" office:date-value="2017-09-28T00:00:00" table:style-name="ce143">
            <text:p>28</text:p>
          </table:table-cell>
          <table:table-cell office:value-type="date" office:date-value="2017-09-29T00:00:00" table:style-name="ce143">
            <text:p>29</text:p>
          </table:table-cell>
          <table:table-cell office:value-type="date" office:date-value="2017-09-30T00:00:00" table:style-name="ce144">
            <text:p>30</text:p>
          </table:table-cell>
          <table:table-cell office:value-type="date" office:date-value="2017-10-01T00:00:00" table:style-name="ce142">
            <text:p>1</text:p>
          </table:table-cell>
          <table:table-cell office:value-type="date" office:date-value="2017-10-02T00:00:00" table:style-name="ce143">
            <text:p>2</text:p>
          </table:table-cell>
          <table:table-cell office:value-type="date" office:date-value="2017-10-03T00:00:00" table:style-name="ce143">
            <text:p>3</text:p>
          </table:table-cell>
          <table:table-cell office:value-type="date" office:date-value="2017-10-04T00:00:00" table:style-name="ce143">
            <text:p>4</text:p>
          </table:table-cell>
          <table:table-cell office:value-type="date" office:date-value="2017-10-05T00:00:00" table:style-name="ce143">
            <text:p>5</text:p>
          </table:table-cell>
          <table:table-cell office:value-type="date" office:date-value="2017-10-06T00:00:00" table:style-name="ce143">
            <text:p>6</text:p>
          </table:table-cell>
          <table:table-cell office:value-type="date" office:date-value="2017-10-07T00:00:00" table:style-name="ce14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8"/>
          <table:table-cell office:value-type="date" office:date-value="2017-10-01T00:00:00" table:formula="of:=DATE([.$AN$5];ROWS([.$C$9:.C18]);1)" table:number-columns-spanned="5" table:number-rows-spanned="1" table:style-name="ce6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48">
            <text:p>24</text:p>
          </table:table-cell>
          <table:table-cell office:value-type="date" office:date-value="2017-09-25T00:00:00" table:style-name="ce149">
            <text:p>25</text:p>
          </table:table-cell>
          <table:table-cell office:value-type="date" office:date-value="2017-09-26T00:00:00" table:style-name="ce149">
            <text:p>26</text:p>
          </table:table-cell>
          <table:table-cell office:value-type="date" office:date-value="2017-09-27T00:00:00" table:style-name="ce149">
            <text:p>27</text:p>
          </table:table-cell>
          <table:table-cell office:value-type="date" office:date-value="2017-09-28T00:00:00" table:style-name="ce149">
            <text:p>28</text:p>
          </table:table-cell>
          <table:table-cell office:value-type="date" office:date-value="2017-09-29T00:00:00" table:style-name="ce149">
            <text:p>29</text:p>
          </table:table-cell>
          <table:table-cell office:value-type="date" office:date-value="2017-09-30T00:00:00" table:style-name="ce150">
            <text:p>30</text:p>
          </table:table-cell>
          <table:table-cell office:value-type="date" office:date-value="2017-10-01T00:00:00" table:style-name="ce148">
            <text:p>1</text:p>
          </table:table-cell>
          <table:table-cell office:value-type="date" office:date-value="2017-10-02T00:00:00" table:style-name="ce149">
            <text:p>2</text:p>
          </table:table-cell>
          <table:table-cell office:value-type="date" office:date-value="2017-10-03T00:00:00" table:style-name="ce149">
            <text:p>3</text:p>
          </table:table-cell>
          <table:table-cell office:value-type="date" office:date-value="2017-10-04T00:00:00" table:style-name="ce149">
            <text:p>4</text:p>
          </table:table-cell>
          <table:table-cell office:value-type="date" office:date-value="2017-10-05T00:00:00" table:style-name="ce149">
            <text:p>5</text:p>
          </table:table-cell>
          <table:table-cell office:value-type="date" office:date-value="2017-10-06T00:00:00" table:style-name="ce151">
            <text:p>6</text:p>
          </table:table-cell>
          <table:table-cell office:value-type="date" office:date-value="2017-10-07T00:00:00" table:style-name="ce152">
            <text:p>7</text:p>
          </table:table-cell>
          <table:table-cell office:value-type="date" office:date-value="2017-10-08T00:00:00" table:style-name="ce153">
            <text:p>8</text:p>
          </table:table-cell>
          <table:table-cell office:value-type="date" office:date-value="2017-10-09T00:00:00" table:style-name="ce149">
            <text:p>9</text:p>
          </table:table-cell>
          <table:table-cell office:value-type="date" office:date-value="2017-10-10T00:00:00" table:style-name="ce149">
            <text:p>10</text:p>
          </table:table-cell>
          <table:table-cell office:value-type="date" office:date-value="2017-10-11T00:00:00" table:style-name="ce149">
            <text:p>11</text:p>
          </table:table-cell>
          <table:table-cell office:value-type="date" office:date-value="2017-10-12T00:00:00" table:style-name="ce149">
            <text:p>12</text:p>
          </table:table-cell>
          <table:table-cell office:value-type="date" office:date-value="2017-10-13T00:00:00" table:style-name="ce149">
            <text:p>13</text:p>
          </table:table-cell>
          <table:table-cell office:value-type="date" office:date-value="2017-10-14T00:00:00" table:style-name="ce150">
            <text:p>14</text:p>
          </table:table-cell>
          <table:table-cell office:value-type="date" office:date-value="2017-10-15T00:00:00" table:style-name="ce148">
            <text:p>15</text:p>
          </table:table-cell>
          <table:table-cell office:value-type="date" office:date-value="2017-10-16T00:00:00" table:style-name="ce149">
            <text:p>16</text:p>
          </table:table-cell>
          <table:table-cell office:value-type="date" office:date-value="2017-10-17T00:00:00" table:style-name="ce149">
            <text:p>17</text:p>
          </table:table-cell>
          <table:table-cell office:value-type="date" office:date-value="2017-10-18T00:00:00" table:style-name="ce149">
            <text:p>18</text:p>
          </table:table-cell>
          <table:table-cell office:value-type="date" office:date-value="2017-10-19T00:00:00" table:style-name="ce149">
            <text:p>19</text:p>
          </table:table-cell>
          <table:table-cell office:value-type="date" office:date-value="2017-10-20T00:00:00" table:style-name="ce149">
            <text:p>20</text:p>
          </table:table-cell>
          <table:table-cell office:value-type="date" office:date-value="2017-10-21T00:00:00" table:style-name="ce150">
            <text:p>21</text:p>
          </table:table-cell>
          <table:table-cell office:value-type="date" office:date-value="2017-10-22T00:00:00" table:style-name="ce148">
            <text:p>22</text:p>
          </table:table-cell>
          <table:table-cell office:value-type="date" office:date-value="2017-10-23T00:00:00" table:style-name="ce149">
            <text:p>23</text:p>
          </table:table-cell>
          <table:table-cell office:value-type="date" office:date-value="2017-10-24T00:00:00" table:style-name="ce149">
            <text:p>24</text:p>
          </table:table-cell>
          <table:table-cell office:value-type="date" office:date-value="2017-10-25T00:00:00" table:style-name="ce149">
            <text:p>25</text:p>
          </table:table-cell>
          <table:table-cell office:value-type="date" office:date-value="2017-10-26T00:00:00" table:style-name="ce149">
            <text:p>26</text:p>
          </table:table-cell>
          <table:table-cell office:value-type="date" office:date-value="2017-10-27T00:00:00" table:style-name="ce149">
            <text:p>27</text:p>
          </table:table-cell>
          <table:table-cell office:value-type="date" office:date-value="2017-10-28T00:00:00" table:style-name="ce150">
            <text:p>28</text:p>
          </table:table-cell>
          <table:table-cell office:value-type="date" office:date-value="2017-10-29T00:00:00" table:style-name="ce148">
            <text:p>29</text:p>
          </table:table-cell>
          <table:table-cell office:value-type="date" office:date-value="2017-10-30T00:00:00" table:style-name="ce149">
            <text:p>30</text:p>
          </table:table-cell>
          <table:table-cell office:value-type="date" office:date-value="2017-10-31T00:00:00" table:style-name="ce149">
            <text:p>31</text:p>
          </table:table-cell>
          <table:table-cell office:value-type="date" office:date-value="2017-11-01T00:00:00" table:style-name="ce149">
            <text:p>1</text:p>
          </table:table-cell>
          <table:table-cell office:value-type="date" office:date-value="2017-11-02T00:00:00" table:style-name="ce149">
            <text:p>2</text:p>
          </table:table-cell>
          <table:table-cell office:value-type="date" office:date-value="2017-11-03T00:00:00" table:style-name="ce149">
            <text:p>3</text:p>
          </table:table-cell>
          <table:table-cell office:value-type="date" office:date-value="2017-11-04T00:00:00" table:style-name="ce154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66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2">
            <text:p>29</text:p>
          </table:table-cell>
          <table:table-cell office:value-type="date" office:date-value="2017-10-30T00:00:00" table:style-name="ce143">
            <text:p>30</text:p>
          </table:table-cell>
          <table:table-cell office:value-type="date" office:date-value="2017-10-31T00:00:00" table:style-name="ce143">
            <text:p>31</text:p>
          </table:table-cell>
          <table:table-cell office:value-type="date" office:date-value="2017-11-01T00:00:00" table:style-name="ce143">
            <text:p>1</text:p>
          </table:table-cell>
          <table:table-cell office:value-type="date" office:date-value="2017-11-02T00:00:00" table:style-name="ce143">
            <text:p>2</text:p>
          </table:table-cell>
          <table:table-cell office:value-type="date" office:date-value="2017-11-03T00:00:00" table:style-name="ce143">
            <text:p>3</text:p>
          </table:table-cell>
          <table:table-cell office:value-type="date" office:date-value="2017-11-04T00:00:00" table:style-name="ce144">
            <text:p>4</text:p>
          </table:table-cell>
          <table:table-cell office:value-type="date" office:date-value="2017-11-05T00:00:00" table:style-name="ce142">
            <text:p>5</text:p>
          </table:table-cell>
          <table:table-cell office:value-type="date" office:date-value="2017-11-06T00:00:00" table:style-name="ce143">
            <text:p>6</text:p>
          </table:table-cell>
          <table:table-cell office:value-type="date" office:date-value="2017-11-07T00:00:00" table:style-name="ce143">
            <text:p>7</text:p>
          </table:table-cell>
          <table:table-cell office:value-type="date" office:date-value="2017-11-08T00:00:00" table:style-name="ce143">
            <text:p>8</text:p>
          </table:table-cell>
          <table:table-cell office:value-type="date" office:date-value="2017-11-09T00:00:00" table:style-name="ce143">
            <text:p>9</text:p>
          </table:table-cell>
          <table:table-cell office:value-type="date" office:date-value="2017-11-10T00:00:00" table:style-name="ce143">
            <text:p>10</text:p>
          </table:table-cell>
          <table:table-cell office:value-type="date" office:date-value="2017-11-11T00:00:00" table:style-name="ce155">
            <text:p>11</text:p>
          </table:table-cell>
          <table:table-cell office:value-type="date" office:date-value="2017-11-12T00:00:00" table:style-name="ce156">
            <text:p>12</text:p>
          </table:table-cell>
          <table:table-cell office:value-type="date" office:date-value="2017-11-13T00:00:00" table:style-name="ce157">
            <text:p>13</text:p>
          </table:table-cell>
          <table:table-cell office:value-type="date" office:date-value="2017-11-14T00:00:00" table:style-name="ce157">
            <text:p>14</text:p>
          </table:table-cell>
          <table:table-cell office:value-type="date" office:date-value="2017-11-15T00:00:00" table:style-name="ce157">
            <text:p>15</text:p>
          </table:table-cell>
          <table:table-cell office:value-type="date" office:date-value="2017-11-16T00:00:00" table:style-name="ce143">
            <text:p>16</text:p>
          </table:table-cell>
          <table:table-cell office:value-type="date" office:date-value="2017-11-17T00:00:00" table:style-name="ce143">
            <text:p>17</text:p>
          </table:table-cell>
          <table:table-cell office:value-type="date" office:date-value="2017-11-18T00:00:00" table:style-name="ce144">
            <text:p>18</text:p>
          </table:table-cell>
          <table:table-cell office:value-type="date" office:date-value="2017-11-19T00:00:00" table:style-name="ce142">
            <text:p>19</text:p>
          </table:table-cell>
          <table:table-cell office:value-type="date" office:date-value="2017-11-20T00:00:00" table:style-name="ce143">
            <text:p>20</text:p>
          </table:table-cell>
          <table:table-cell office:value-type="date" office:date-value="2017-11-21T00:00:00" table:style-name="ce143">
            <text:p>21</text:p>
          </table:table-cell>
          <table:table-cell office:value-type="date" office:date-value="2017-11-22T00:00:00" table:style-name="ce143">
            <text:p>22</text:p>
          </table:table-cell>
          <table:table-cell office:value-type="date" office:date-value="2017-11-23T00:00:00" table:style-name="ce143">
            <text:p>23</text:p>
          </table:table-cell>
          <table:table-cell office:value-type="date" office:date-value="2017-11-24T00:00:00" table:style-name="ce143">
            <text:p>24</text:p>
          </table:table-cell>
          <table:table-cell office:value-type="date" office:date-value="2017-11-25T00:00:00" table:style-name="ce144">
            <text:p>25</text:p>
          </table:table-cell>
          <table:table-cell office:value-type="date" office:date-value="2017-11-26T00:00:00" table:style-name="ce142">
            <text:p>26</text:p>
          </table:table-cell>
          <table:table-cell office:value-type="date" office:date-value="2017-11-27T00:00:00" table:style-name="ce143">
            <text:p>27</text:p>
          </table:table-cell>
          <table:table-cell office:value-type="date" office:date-value="2017-11-28T00:00:00" table:style-name="ce143">
            <text:p>28</text:p>
          </table:table-cell>
          <table:table-cell office:value-type="date" office:date-value="2017-11-29T00:00:00" table:style-name="ce143">
            <text:p>29</text:p>
          </table:table-cell>
          <table:table-cell office:value-type="date" office:date-value="2017-11-30T00:00:00" table:style-name="ce143">
            <text:p>30</text:p>
          </table:table-cell>
          <table:table-cell office:value-type="date" office:date-value="2017-12-01T00:00:00" table:style-name="ce143">
            <text:p>1</text:p>
          </table:table-cell>
          <table:table-cell office:value-type="date" office:date-value="2017-12-02T00:00:00" table:style-name="ce144">
            <text:p>2</text:p>
          </table:table-cell>
          <table:table-cell office:value-type="date" office:date-value="2017-12-03T00:00:00" table:style-name="ce142">
            <text:p>3</text:p>
          </table:table-cell>
          <table:table-cell office:value-type="date" office:date-value="2017-12-04T00:00:00" table:style-name="ce143">
            <text:p>4</text:p>
          </table:table-cell>
          <table:table-cell office:value-type="date" office:date-value="2017-12-05T00:00:00" table:style-name="ce143">
            <text:p>5</text:p>
          </table:table-cell>
          <table:table-cell office:value-type="date" office:date-value="2017-12-06T00:00:00" table:style-name="ce143">
            <text:p>6</text:p>
          </table:table-cell>
          <table:table-cell office:value-type="date" office:date-value="2017-12-07T00:00:00" table:style-name="ce143">
            <text:p>7</text:p>
          </table:table-cell>
          <table:table-cell office:value-type="date" office:date-value="2017-12-08T00:00:00" table:style-name="ce143">
            <text:p>8</text:p>
          </table:table-cell>
          <table:table-cell office:value-type="date" office:date-value="2017-12-09T00:00:00" table:style-name="ce14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24"/>
          <table:table-cell office:value-type="date" office:date-value="2017-12-01T00:00:00" table:formula="of:=DATE([.$AN$5];ROWS([.$C$9:.C20]);1)" table:number-columns-spanned="5" table:number-rows-spanned="1" table:style-name="ce6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8">
            <text:p>26</text:p>
          </table:table-cell>
          <table:table-cell office:value-type="date" office:date-value="2017-11-27T00:00:00" table:style-name="ce159">
            <text:p>27</text:p>
          </table:table-cell>
          <table:table-cell office:value-type="date" office:date-value="2017-11-28T00:00:00" table:style-name="ce159">
            <text:p>28</text:p>
          </table:table-cell>
          <table:table-cell office:value-type="date" office:date-value="2017-11-29T00:00:00" table:style-name="ce159">
            <text:p>29</text:p>
          </table:table-cell>
          <table:table-cell office:value-type="date" office:date-value="2017-11-30T00:00:00" table:style-name="ce159">
            <text:p>30</text:p>
          </table:table-cell>
          <table:table-cell office:value-type="date" office:date-value="2017-12-01T00:00:00" table:style-name="ce159">
            <text:p>1</text:p>
          </table:table-cell>
          <table:table-cell office:value-type="date" office:date-value="2017-12-02T00:00:00" table:style-name="ce160">
            <text:p>2</text:p>
          </table:table-cell>
          <table:table-cell office:value-type="date" office:date-value="2017-12-03T00:00:00" table:style-name="ce158">
            <text:p>3</text:p>
          </table:table-cell>
          <table:table-cell office:value-type="date" office:date-value="2017-12-04T00:00:00" table:style-name="ce159">
            <text:p>4</text:p>
          </table:table-cell>
          <table:table-cell office:value-type="date" office:date-value="2017-12-05T00:00:00" table:style-name="ce159">
            <text:p>5</text:p>
          </table:table-cell>
          <table:table-cell office:value-type="date" office:date-value="2017-12-06T00:00:00" table:style-name="ce159">
            <text:p>6</text:p>
          </table:table-cell>
          <table:table-cell office:value-type="date" office:date-value="2017-12-07T00:00:00" table:style-name="ce159">
            <text:p>7</text:p>
          </table:table-cell>
          <table:table-cell office:value-type="date" office:date-value="2017-12-08T00:00:00" table:style-name="ce159">
            <text:p>8</text:p>
          </table:table-cell>
          <table:table-cell office:value-type="date" office:date-value="2017-12-09T00:00:00" table:style-name="ce160">
            <text:p>9</text:p>
          </table:table-cell>
          <table:table-cell office:value-type="date" office:date-value="2017-12-10T00:00:00" table:style-name="ce158">
            <text:p>10</text:p>
          </table:table-cell>
          <table:table-cell office:value-type="date" office:date-value="2017-12-11T00:00:00" table:style-name="ce159">
            <text:p>11</text:p>
          </table:table-cell>
          <table:table-cell office:value-type="date" office:date-value="2017-12-12T00:00:00" table:style-name="ce159">
            <text:p>12</text:p>
          </table:table-cell>
          <table:table-cell office:value-type="date" office:date-value="2017-12-13T00:00:00" table:style-name="ce159">
            <text:p>13</text:p>
          </table:table-cell>
          <table:table-cell office:value-type="date" office:date-value="2017-12-14T00:00:00" table:style-name="ce159">
            <text:p>14</text:p>
          </table:table-cell>
          <table:table-cell office:value-type="date" office:date-value="2017-12-15T00:00:00" table:style-name="ce159">
            <text:p>15</text:p>
          </table:table-cell>
          <table:table-cell office:value-type="date" office:date-value="2017-12-16T00:00:00" table:style-name="ce160">
            <text:p>16</text:p>
          </table:table-cell>
          <table:table-cell office:value-type="date" office:date-value="2017-12-17T00:00:00" table:style-name="ce158">
            <text:p>17</text:p>
          </table:table-cell>
          <table:table-cell office:value-type="date" office:date-value="2017-12-18T00:00:00" table:style-name="ce159">
            <text:p>18</text:p>
          </table:table-cell>
          <table:table-cell office:value-type="date" office:date-value="2017-12-19T00:00:00" table:style-name="ce159">
            <text:p>19</text:p>
          </table:table-cell>
          <table:table-cell office:value-type="date" office:date-value="2017-12-20T00:00:00" table:style-name="ce159">
            <text:p>20</text:p>
          </table:table-cell>
          <table:table-cell office:value-type="date" office:date-value="2017-12-21T00:00:00" table:style-name="ce159">
            <text:p>21</text:p>
          </table:table-cell>
          <table:table-cell office:value-type="date" office:date-value="2017-12-22T00:00:00" table:style-name="ce159">
            <text:p>22</text:p>
          </table:table-cell>
          <table:table-cell office:value-type="date" office:date-value="2017-12-23T00:00:00" table:style-name="ce160">
            <text:p>23</text:p>
          </table:table-cell>
          <table:table-cell office:value-type="date" office:date-value="2017-12-24T00:00:00" table:style-name="ce158">
            <text:p>24</text:p>
          </table:table-cell>
          <table:table-cell office:value-type="date" office:date-value="2017-12-25T00:00:00" table:style-name="ce159">
            <text:p>25</text:p>
          </table:table-cell>
          <table:table-cell office:value-type="date" office:date-value="2017-12-26T00:00:00" table:style-name="ce159">
            <text:p>26</text:p>
          </table:table-cell>
          <table:table-cell office:value-type="date" office:date-value="2017-12-27T00:00:00" table:style-name="ce159">
            <text:p>27</text:p>
          </table:table-cell>
          <table:table-cell office:value-type="date" office:date-value="2017-12-28T00:00:00" table:style-name="ce159">
            <text:p>28</text:p>
          </table:table-cell>
          <table:table-cell office:value-type="date" office:date-value="2017-12-29T00:00:00" table:style-name="ce159">
            <text:p>29</text:p>
          </table:table-cell>
          <table:table-cell office:value-type="date" office:date-value="2017-12-30T00:00:00" table:style-name="ce160">
            <text:p>30</text:p>
          </table:table-cell>
          <table:table-cell office:value-type="date" office:date-value="2017-12-31T00:00:00" table:style-name="ce158">
            <text:p>31</text:p>
          </table:table-cell>
          <table:table-cell office:value-type="date" office:date-value="2018-01-01T00:00:00" table:style-name="ce159">
            <text:p>1</text:p>
          </table:table-cell>
          <table:table-cell office:value-type="date" office:date-value="2018-01-02T00:00:00" table:style-name="ce159">
            <text:p>2</text:p>
          </table:table-cell>
          <table:table-cell office:value-type="date" office:date-value="2018-01-03T00:00:00" table:style-name="ce159">
            <text:p>3</text:p>
          </table:table-cell>
          <table:table-cell office:value-type="date" office:date-value="2018-01-04T00:00:00" table:style-name="ce159">
            <text:p>4</text:p>
          </table:table-cell>
          <table:table-cell office:value-type="date" office:date-value="2018-01-05T00:00:00" table:style-name="ce159">
            <text:p>5</text:p>
          </table:table-cell>
          <table:table-cell office:value-type="date" office:date-value="2018-01-06T00:00:00" table:style-name="ce161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6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7">
            <text:p>25</text:p>
          </table:table-cell>
          <table:table-cell office:value-type="date" office:date-value="2016-12-26T00:00:00" table:style-name="ce128">
            <text:p>26</text:p>
          </table:table-cell>
          <table:table-cell office:value-type="date" office:date-value="2016-12-27T00:00:00" table:style-name="ce129">
            <text:p>27</text:p>
          </table:table-cell>
          <table:table-cell office:value-type="date" office:date-value="2016-12-28T00:00:00" table:style-name="ce129">
            <text:p>28</text:p>
          </table:table-cell>
          <table:table-cell office:value-type="date" office:date-value="2016-12-29T00:00:00" table:style-name="ce129">
            <text:p>29</text:p>
          </table:table-cell>
          <table:table-cell office:value-type="date" office:date-value="2016-12-30T00:00:00" table:style-name="ce129">
            <text:p>30</text:p>
          </table:table-cell>
          <table:table-cell office:value-type="date" office:date-value="2016-12-31T00:00:00" table:style-name="ce130">
            <text:p>31</text:p>
          </table:table-cell>
          <table:table-cell office:value-type="date" office:date-value="2017-01-01T00:00:00" table:style-name="ce131">
            <text:p>1</text:p>
          </table:table-cell>
          <table:table-cell office:value-type="date" office:date-value="2017-01-02T00:00:00" table:style-name="ce128">
            <text:p>2</text:p>
          </table:table-cell>
          <table:table-cell office:value-type="date" office:date-value="2017-01-03T00:00:00" table:style-name="ce129">
            <text:p>3</text:p>
          </table:table-cell>
          <table:table-cell office:value-type="date" office:date-value="2017-01-04T00:00:00" table:style-name="ce129">
            <text:p>4</text:p>
          </table:table-cell>
          <table:table-cell office:value-type="date" office:date-value="2017-01-05T00:00:00" table:style-name="ce129">
            <text:p>5</text:p>
          </table:table-cell>
          <table:table-cell office:value-type="date" office:date-value="2017-01-06T00:00:00" table:style-name="ce129">
            <text:p>6</text:p>
          </table:table-cell>
          <table:table-cell office:value-type="date" office:date-value="2017-01-07T00:00:00" table:style-name="ce130">
            <text:p>7</text:p>
          </table:table-cell>
          <table:table-cell office:value-type="date" office:date-value="2017-01-08T00:00:00" table:style-name="ce131">
            <text:p>8</text:p>
          </table:table-cell>
          <table:table-cell office:value-type="date" office:date-value="2017-01-09T00:00:00" table:style-name="ce128">
            <text:p>9</text:p>
          </table:table-cell>
          <table:table-cell office:value-type="date" office:date-value="2017-01-10T00:00:00" table:style-name="ce129">
            <text:p>10</text:p>
          </table:table-cell>
          <table:table-cell office:value-type="date" office:date-value="2017-01-11T00:00:00" table:style-name="ce129">
            <text:p>11</text:p>
          </table:table-cell>
          <table:table-cell office:value-type="date" office:date-value="2017-01-12T00:00:00" table:style-name="ce129">
            <text:p>12</text:p>
          </table:table-cell>
          <table:table-cell office:value-type="date" office:date-value="2017-01-13T00:00:00" table:style-name="ce129">
            <text:p>13</text:p>
          </table:table-cell>
          <table:table-cell office:value-type="date" office:date-value="2017-01-14T00:00:00" table:style-name="ce130">
            <text:p>14</text:p>
          </table:table-cell>
          <table:table-cell office:value-type="date" office:date-value="2017-01-15T00:00:00" table:style-name="ce131">
            <text:p>15</text:p>
          </table:table-cell>
          <table:table-cell office:value-type="date" office:date-value="2017-01-16T00:00:00" table:style-name="ce128">
            <text:p>16</text:p>
          </table:table-cell>
          <table:table-cell office:value-type="date" office:date-value="2017-01-17T00:00:00" table:style-name="ce129">
            <text:p>17</text:p>
          </table:table-cell>
          <table:table-cell office:value-type="date" office:date-value="2017-01-18T00:00:00" table:style-name="ce129">
            <text:p>18</text:p>
          </table:table-cell>
          <table:table-cell office:value-type="date" office:date-value="2017-01-19T00:00:00" table:style-name="ce129">
            <text:p>19</text:p>
          </table:table-cell>
          <table:table-cell office:value-type="date" office:date-value="2017-01-20T00:00:00" table:style-name="ce129">
            <text:p>20</text:p>
          </table:table-cell>
          <table:table-cell office:value-type="date" office:date-value="2017-01-21T00:00:00" table:style-name="ce130">
            <text:p>21</text:p>
          </table:table-cell>
          <table:table-cell office:value-type="date" office:date-value="2017-01-22T00:00:00" table:style-name="ce131">
            <text:p>22</text:p>
          </table:table-cell>
          <table:table-cell office:value-type="date" office:date-value="2017-01-23T00:00:00" table:style-name="ce128">
            <text:p>23</text:p>
          </table:table-cell>
          <table:table-cell office:value-type="date" office:date-value="2017-01-24T00:00:00" table:style-name="ce129">
            <text:p>24</text:p>
          </table:table-cell>
          <table:table-cell office:value-type="date" office:date-value="2017-01-25T00:00:00" table:style-name="ce129">
            <text:p>25</text:p>
          </table:table-cell>
          <table:table-cell office:value-type="date" office:date-value="2017-01-26T00:00:00" table:style-name="ce129">
            <text:p>26</text:p>
          </table:table-cell>
          <table:table-cell office:value-type="date" office:date-value="2017-01-27T00:00:00" table:style-name="ce129">
            <text:p>27</text:p>
          </table:table-cell>
          <table:table-cell office:value-type="date" office:date-value="2017-01-28T00:00:00" table:style-name="ce130">
            <text:p>28</text:p>
          </table:table-cell>
          <table:table-cell office:value-type="date" office:date-value="2017-01-29T00:00:00" table:style-name="ce131">
            <text:p>29</text:p>
          </table:table-cell>
          <table:table-cell office:value-type="date" office:date-value="2017-01-30T00:00:00" table:style-name="ce128">
            <text:p>30</text:p>
          </table:table-cell>
          <table:table-cell office:value-type="date" office:date-value="2017-01-31T00:00:00" table:style-name="ce129">
            <text:p>31</text:p>
          </table:table-cell>
          <table:table-cell office:value-type="date" office:date-value="2017-02-01T00:00:00" table:style-name="ce129">
            <text:p>1</text:p>
          </table:table-cell>
          <table:table-cell office:value-type="date" office:date-value="2017-02-02T00:00:00" table:style-name="ce129">
            <text:p>2</text:p>
          </table:table-cell>
          <table:table-cell office:value-type="date" office:date-value="2017-02-03T00:00:00" table:style-name="ce130">
            <text:p>3</text:p>
          </table:table-cell>
          <table:table-cell office:value-type="date" office:date-value="2017-02-04T00:00:00" table:style-name="ce13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36"/>
          <table:table-cell table:number-columns-repeated="5" table:style-name="ce37"/>
          <table:table-cell table:number-columns-repeated="41" table:style-name="ce38"/>
          <table:table-cell table:style-name="ce39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0">
            <text:p>STATISTIEKEN</text:p>
          </table:table-cell>
          <table:table-cell table:number-columns-repeated="4" table:style-name="ce41"/>
          <table:table-cell table:number-columns-repeated="41" table:style-name="ce42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43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70">
            <text:p>Verlofdagen</text:p>
          </table:table-cell>
          <table:covered-table-cell table:number-columns-repeated="3"/>
          <table:table-cell table:style-name="ce44"/>
          <table:table-cell table:style-name="ce45"/>
          <table:table-cell table:style-name="ce44"/>
          <table:table-cell table:style-name="ce46"/>
          <table:table-cell office:value-type="string" table:number-columns-spanned="4" table:number-rows-spanned="1" table:style-name="ce71">
            <text:p>Werkdagen</text:p>
          </table:table-cell>
          <table:covered-table-cell table:number-columns-repeated="3"/>
          <table:table-cell table:style-name="ce47"/>
          <table:table-cell table:style-name="ce45"/>
          <table:table-cell table:number-columns-repeated="2" table:style-name="ce48"/>
          <table:table-cell office:value-type="string" table:number-columns-spanned="4" table:number-rows-spanned="1" table:style-name="ce71">
            <text:p>Aantal ziektedagen</text:p>
          </table:table-cell>
          <table:covered-table-cell table:number-columns-repeated="3"/>
          <table:table-cell table:style-name="ce47"/>
          <table:table-cell table:style-name="ce45"/>
          <table:table-cell table:style-name="ce48"/>
          <table:table-cell office:value-type="string" table:number-columns-spanned="6" table:number-rows-spanned="1" table:style-name="ce71">
            <text:p>Met vakantie</text:p>
          </table:table-cell>
          <table:covered-table-cell table:number-columns-repeated="5"/>
          <table:table-cell table:style-name="ce45"/>
          <table:table-cell table:style-name="ce46"/>
          <table:table-cell office:value-type="string" table:number-columns-spanned="6" table:number-rows-spanned="1" table:style-name="ce71">
            <text:p>Ongeoorloofd</text:p>
          </table:table-cell>
          <table:covered-table-cell table:number-columns-repeated="5"/>
          <table:table-cell table:style-name="ce45"/>
          <table:table-cell table:style-name="ce46"/>
          <table:table-cell table:style-name="ce1"/>
          <table:table-cell office:value-type="string" table:number-columns-spanned="4" table:number-rows-spanned="1" table:style-name="ce7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72">
            <text:p>0</text:p>
          </table:table-cell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73">
            <text:p>260</text:p>
          </table:table-cell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74">
            <text:p>0</text:p>
          </table:table-cell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75">
            <text:p>0</text:p>
          </table:table-cell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76">
            <text:p>0</text:p>
          </table:table-cell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7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0"/>
          <table:table-cell table:style-name="ce51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49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49"/>
          <table:table-cell table:number-columns-repeated="7" table:style-name="ce1"/>
          <table:table-cell table:style-name="ce52"/>
          <table:table-cell table:style-name="ce50"/>
          <table:table-cell table:style-name="ce51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78">
            <text:p>Vorig jaar <text:s/>0</text:p>
          </table:table-cell>
          <table:covered-table-cell table:number-columns-repeated="3"/>
          <table:table-cell table:style-name="ce53"/>
          <table:table-cell table:style-name="ce54"/>
          <table:table-cell table:number-columns-repeated="2" table:style-name="ce53"/>
          <table:table-cell office:value-type="float" office:value="261" table:formula="of:=NETWORKDAYS(DATE([.$AN$5]-1;1;1);EDATE(DATE([.$AN$5]-1;1;1);12)-1)" table:number-columns-spanned="4" table:number-rows-spanned="1" table:style-name="ce79">
            <text:p>Vorig jaar 261</text:p>
          </table:table-cell>
          <table:covered-table-cell table:number-columns-repeated="3"/>
          <table:table-cell table:style-name="ce55"/>
          <table:table-cell table:style-name="ce54"/>
          <table:table-cell table:number-columns-repeated="2" table:style-name="ce56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80">
            <text:p>Vorig jaar 0</text:p>
          </table:table-cell>
          <table:covered-table-cell table:number-columns-repeated="3"/>
          <table:table-cell table:style-name="ce55"/>
          <table:table-cell table:style-name="ce54"/>
          <table:table-cell table:number-columns-repeated="2" table:style-name="ce56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80">
            <text:p>Vorig jaar 0</text:p>
          </table:table-cell>
          <table:covered-table-cell table:number-columns-repeated="3"/>
          <table:table-cell table:style-name="ce55"/>
          <table:table-cell table:style-name="ce54"/>
          <table:table-cell table:style-name="ce56"/>
          <table:table-cell table:style-name="ce53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80">
            <text:p>Vorig jaar 0</text:p>
          </table:table-cell>
          <table:covered-table-cell table:number-columns-repeated="3"/>
          <table:table-cell table:style-name="ce55"/>
          <table:table-cell table:style-name="ce54"/>
          <table:table-cell table:style-name="ce56"/>
          <table:table-cell table:style-name="ce53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80">
            <text:p>Vorig jaar 0</text:p>
          </table:table-cell>
          <table:covered-table-cell table:number-columns-repeated="3"/>
          <table:table-cell table:style-name="ce1"/>
          <table:table-cell table:style-name="ce57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81"/>
          <table:covered-table-cell table:number-columns-repeated="3"/>
          <table:table-cell table:style-name="ce53"/>
          <table:table-cell table:style-name="ce45"/>
          <table:table-cell table:number-columns-repeated="2" table:style-name="ce53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81">
            <text:p>OMLAAG 0%</text:p>
          </table:table-cell>
          <table:covered-table-cell table:number-columns-repeated="3"/>
          <table:table-cell table:style-name="ce58"/>
          <table:table-cell table:style-name="ce45"/>
          <table:table-cell table:style-name="ce59"/>
          <table:table-cell table:style-name="ce56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81"/>
          <table:covered-table-cell table:number-columns-repeated="3"/>
          <table:table-cell table:style-name="ce58"/>
          <table:table-cell table:style-name="ce45"/>
          <table:table-cell table:number-columns-repeated="2" table:style-name="ce56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62"/>
          <table:covered-table-cell table:number-columns-repeated="3"/>
          <table:table-cell table:style-name="ce58"/>
          <table:table-cell table:style-name="ce45"/>
          <table:table-cell table:style-name="ce56"/>
          <table:table-cell table:style-name="ce53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62"/>
          <table:covered-table-cell table:number-columns-repeated="3"/>
          <table:table-cell table:style-name="ce58"/>
          <table:table-cell table:style-name="ce45"/>
          <table:table-cell table:style-name="ce56"/>
          <table:table-cell table:style-name="ce53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62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0"/>
          <table:table-cell table:number-columns-repeated="16335"/>
        </table:table-row>
        <table:table-row table:style-name="ro3">
          <table:table-cell/>
          <table:table-cell table:number-columns-repeated="47" table:style-name="ce60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61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82"/>
          <table:table-cell table:number-columns-repeated="3" table:style-name="ce83"/>
          <table:table-cell table:style-name="ce84"/>
          <table:table-cell table:number-columns-repeated="16378" table:style-name="ce1"/>
        </table:table-row>
        <table:table-row table:style-name="ro4">
          <table:table-cell/>
          <table:table-cell office:value-type="string" table:style-name="ce85">
            <text:p>Naam werknemer</text:p>
          </table:table-cell>
          <table:table-cell office:value-type="string" table:style-name="ce85">
            <text:p>Begindatum</text:p>
          </table:table-cell>
          <table:table-cell office:value-type="string" table:style-name="ce85">
            <text:p>Einddatum</text:p>
          </table:table-cell>
          <table:table-cell office:value-type="string" table:style-name="ce85">
            <text:p>Type verlof</text:p>
          </table:table-cell>
          <table:table-cell office:value-type="string" table:style-name="ce86">
            <text:p>Dagen</text:p>
          </table:table-cell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87"/>
          <table:table-cell table:number-columns-repeated="2" table:style-name="ce88"/>
          <table:table-cell table:content-validation-name="val3" table:style-name="ce89"/>
          <table:table-cell table:style-name="ce90"/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style-name="ce1"/>
          <table:table-cell office:value-type="string" table:style-name="ce1">
            <text:p>Diploma uitreiking van zus.</text:p>
          </table:table-cell>
          <table:table-cell table:number-columns-repeated="16376"/>
        </table:table-row>
        <table:table-row table:number-rows-repeated="5"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style-name="ce1"/>
          <table:table-cell office:value-type="string" table:style-name="ce1">
            <text:p>?</text:p>
          </table:table-cell>
          <table:table-cell table:number-columns-repeated="16376"/>
        </table:table-row>
        <table:table-row table:number-rows-repeated="8"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style-name="ce1"/>
          <table:table-cell office:value-type="string" table:style-name="ce1">
            <text:p>Problemen met laptop?</text:p>
          </table:table-cell>
          <table:table-cell table:number-columns-repeated="16376"/>
        </table:table-row>
        <table:table-row table:number-rows-repeated="4" table:style-name="ro4">
          <table:table-cell/>
          <table:table-cell table:content-validation-name="val4" table:style-name="ce91"/>
          <table:table-cell table:number-columns-repeated="2" table:style-name="ce92"/>
          <table:table-cell table:content-validation-name="val3" table:style-name="ce93"/>
          <table:table-cell table:style-name="ce94"/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95"/>
          <table:table-cell table:number-columns-repeated="2" table:style-name="ce96"/>
          <table:table-cell table:content-validation-name="val3" table:style-name="ce97"/>
          <table:table-cell table:style-name="ce98"/>
          <table:table-cell table:number-columns-repeated="16378" table:style-name="ce1"/>
        </table:table-row>
        <table:table-row table:style-name="ro4">
          <table:table-cell/>
          <table:table-cell table:content-validation-name="val4" table:style-name="ce99"/>
          <table:table-cell table:number-columns-repeated="3" table:style-name="ce100"/>
          <table:table-cell table:style-name="ce101"/>
          <table:table-cell table:number-columns-repeated="16378" table:style-name="ce1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02"/>
          <table:table-cell table:number-columns-repeated="16377"/>
        </table:table-row>
        <table:table-row table:style-name="ro14">
          <table:table-cell/>
          <table:table-cell office:value-type="string" table:style-name="ce85">
            <text:p>Lijst met werknemers</text:p>
          </table:table-cell>
          <table:table-cell table:style-name="ce1"/>
          <table:table-cell office:value-type="string" table:style-name="ce85">
            <text:p>Type verlof</text:p>
          </table:table-cell>
          <table:table-cell table:style-name="ce1"/>
          <table:table-cell office:value-type="string" table:style-name="ce85">
            <text:p>Bedrijfsfeestdagen</text:p>
          </table:table-cell>
          <table:table-cell office:value-type="string" table:style-name="ce103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04">
            <text:p>Sasha</text:p>
          </table:table-cell>
          <table:table-cell table:style-name="ce1"/>
          <table:table-cell office:value-type="string" table:style-name="ce104">
            <text:p>Ziekte</text:p>
          </table:table-cell>
          <table:table-cell table:style-name="ce1"/>
          <table:table-cell office:value-type="date" office:date-value="2013-01-01T00:00:00" table:style-name="ce105">
            <text:p>1-1-2013</text:p>
          </table:table-cell>
          <table:table-cell office:value-type="string" table:style-name="ce106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07">
            <text:p>Tom</text:p>
          </table:table-cell>
          <table:table-cell table:style-name="ce1"/>
          <table:table-cell office:value-type="string" table:style-name="ce107">
            <text:p>Vakantie</text:p>
          </table:table-cell>
          <table:table-cell table:style-name="ce1"/>
          <table:table-cell office:value-type="date" office:date-value="2013-02-14T00:00:00" table:style-name="ce108">
            <text:p>14-2-2013</text:p>
          </table:table-cell>
          <table:table-cell office:value-type="string" table:style-name="ce109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07">
            <text:p>Aart-Jan</text:p>
          </table:table-cell>
          <table:table-cell table:style-name="ce1"/>
          <table:table-cell office:value-type="string" table:style-name="ce107">
            <text:p>Ongeoorloofd</text:p>
          </table:table-cell>
          <table:table-cell table:style-name="ce1"/>
          <table:table-cell office:value-type="date" office:date-value="2013-03-08T00:00:00" table:style-name="ce108">
            <text:p>8-3-2013</text:p>
          </table:table-cell>
          <table:table-cell office:value-type="string" table:style-name="ce109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07">
            <text:p>Matthijs</text:p>
          </table:table-cell>
          <table:table-cell table:style-name="ce1"/>
          <table:table-cell office:value-type="string" table:style-name="ce110">
            <text:p>Overig</text:p>
          </table:table-cell>
          <table:table-cell table:style-name="ce1"/>
          <table:table-cell office:value-type="date" office:date-value="2013-03-31T00:00:00" table:style-name="ce108">
            <text:p>31-3-2013</text:p>
          </table:table-cell>
          <table:table-cell office:value-type="string" table:style-name="ce109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0">
            <text:p>Quinten</text:p>
          </table:table-cell>
          <table:table-cell table:number-columns-repeated="3" table:style-name="ce1"/>
          <table:table-cell office:value-type="date" office:date-value="2013-03-29T00:00:00" table:style-name="ce108">
            <text:p>29-3-2013</text:p>
          </table:table-cell>
          <table:table-cell office:value-type="string" table:style-name="ce109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1">
            <text:p>Victoria</text:p>
          </table:table-cell>
          <table:table-cell table:number-columns-repeated="3" table:style-name="ce1"/>
          <table:table-cell office:value-type="date" office:date-value="2013-03-31T00:00:00" table:style-name="ce108">
            <text:p>31-3-2013</text:p>
          </table:table-cell>
          <table:table-cell office:value-type="string" table:style-name="ce109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1">
            <text:p>Renzo</text:p>
          </table:table-cell>
          <table:table-cell table:number-columns-repeated="3" table:style-name="ce1"/>
          <table:table-cell office:value-type="date" office:date-value="2013-04-01T00:00:00" table:style-name="ce108">
            <text:p>1-4-2013</text:p>
          </table:table-cell>
          <table:table-cell office:value-type="string" table:style-name="ce109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08">
            <text:p>18-4-2013</text:p>
          </table:table-cell>
          <table:table-cell office:value-type="string" table:style-name="ce112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08">
            <text:p>30-4-2013</text:p>
          </table:table-cell>
          <table:table-cell office:value-type="string" table:style-name="ce112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08">
            <text:p>4-5-2013</text:p>
          </table:table-cell>
          <table:table-cell office:value-type="string" table:style-name="ce112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08">
            <text:p>5-5-2013</text:p>
          </table:table-cell>
          <table:table-cell office:value-type="string" table:style-name="ce112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08">
            <text:p>12-5-2013</text:p>
          </table:table-cell>
          <table:table-cell office:value-type="string" table:style-name="ce112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08">
            <text:p>9-5-2013</text:p>
          </table:table-cell>
          <table:table-cell office:value-type="string" table:style-name="ce112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08">
            <text:p>19-5-2013</text:p>
          </table:table-cell>
          <table:table-cell office:value-type="string" table:style-name="ce112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08">
            <text:p>20-5-2013</text:p>
          </table:table-cell>
          <table:table-cell office:value-type="string" table:style-name="ce112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08">
            <text:p>16-6-2013</text:p>
          </table:table-cell>
          <table:table-cell office:value-type="string" table:style-name="ce112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08">
            <text:p>4-10-2013</text:p>
          </table:table-cell>
          <table:table-cell office:value-type="string" table:style-name="ce112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08">
            <text:p>27-10-2013</text:p>
          </table:table-cell>
          <table:table-cell office:value-type="string" table:style-name="ce112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08">
            <text:p>25-12-2013</text:p>
          </table:table-cell>
          <table:table-cell office:value-type="string" table:style-name="ce112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08">
            <text:p>26-12-2013</text:p>
          </table:table-cell>
          <table:table-cell office:value-type="string" table:style-name="ce112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13">
            <text:p>31-12-2013</text:p>
          </table:table-cell>
          <table:table-cell office:value-type="string" table:style-name="ce114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F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7" style:family="table-cell" style:data-style-name="N0">
      <style:table-cell-properties fo:background-color="#F6E166"/>
    </style:style>
    <style:style style:name="cf8" style:family="table-cell" style:data-style-name="N0">
      <style:table-cell-properties fo:background-color="#8BBEDD"/>
      <style:text-properties fo:color="#282939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64" style:family="table-cell">
      <style:table-cell-properties fo:background-color="#8BBEDD"/>
      <style:text-properties fo:color="#282939" style:font-family-generic="swiss"/>
    </style:style>
    <style:style style:name="cf65" style:family="table-cell">
      <style:text-properties fo:color="#0070C0" fo:font-weight="bold" style:font-weight-asian="bold" style:font-weight-complex="bold" style:font-family-generic="swiss"/>
    </style:style>
    <style:style style:name="cf66" style:family="table-cell" style:data-style-name="N43">
      <style:text-properties fo:color="#D9D9D9" style:font-family-generic="swiss"/>
    </style:style>
    <style:style style:name="cf67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9-27T08:48:42Z</meta:creation-date>
    <dc:date>2017-02-09T07:59:40Z</dc:date>
    <meta:editing-duration>PT0S</meta:editing-duration>
    <meta:user-defined meta:name="_TemplateID">TC027802359991</meta:user-defined>
  </office:meta>
</office:document-meta>
</file>